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57.44pt"/>
    </style:style>
    <style:style style:name="co5" style:family="table-column">
      <style:table-column-properties fo:break-before="auto" style:column-width="133.54pt"/>
    </style:style>
    <style:style style:name="co6" style:family="table-column">
      <style:table-column-properties fo:break-before="auto" style:column-width="105.7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46.64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96.46pt"/>
    </style:style>
    <style:style style:name="co11" style:family="table-column">
      <style:table-column-properties fo:break-before="auto" style:column-width="137.4pt"/>
    </style:style>
    <style:style style:name="co12" style:family="table-column">
      <style:table-column-properties fo:break-before="auto" style:column-width="128.89pt"/>
    </style:style>
    <style:style style:name="co13" style:family="table-column">
      <style:table-column-properties fo:break-before="auto" style:column-width="126.6pt"/>
    </style:style>
    <style:style style:name="co14" style:family="table-column">
      <style:table-column-properties fo:break-before="auto" style:column-width="127.3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 style:data-style-name="N100"/>
    <style:style style:name="ce7" style:family="table-cell" style:parent-style-name="Default" style:data-style-name="N136"/>
    <style:style style:name="ce8" style:family="table-cell" style:parent-style-name="Default" style:data-style-name="N137"/>
    <style:style style:name="ce9" style:family="table-cell" style:parent-style-name="Default" style:data-style-name="N126"/>
    <style:style style:name="ce1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dddddd"/>
    </style:style>
    <style:style style:name="ce1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40">
      <style:table-cell-properties fo:background-color="#dddddd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140">
      <style:table-cell-properties fo:background-color="#dddddd"/>
    </style:style>
    <style:style style:name="ce24" style:family="table-cell" style:parent-style-name="Default" style:data-style-name="N140"/>
    <style:style style:name="ce25" style:family="table-cell" style:parent-style-name="Default" style:data-style-name="N131"/>
    <style:style style:name="ce26" style:family="table-cell" style:parent-style-name="Default" style:data-style-name="N141"/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fin2.C11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Financials" table:style-name="ta1">
        <table:table-column table:style-name="co3" table:default-cell-style-name="ce6"/>
        <table:table-column table:style-name="co4" table:default-cell-style-name="ce6"/>
        <table:table-column table:style-name="co2" table:number-columns-repeated="6" table:default-cell-style-name="Default"/>
        <table:table-row table:style-name="ro3">
          <table:table-cell table:style-name="Default" office:value-type="string" calcext:value-type="string">
            <text:p>Previous Year's Expenses</text:p>
          </table:table-cell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Cost</text:p>
          </table:table-cell>
          <table:table-cell/>
          <table:table-cell table:formula="of:=ROW([.E2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matrix-columns-spanned="1" table:number-matrix-rows-spanned="62" table:formula="of:=FREQUENCY([.E2:.E63];[.F2:.F6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tilities</text:p>
          </table:table-cell>
          <table:table-cell table:number-columns-repeated="3"/>
          <table:table-cell table:formula="of:=[.E2]+IF(ISBLANK([.A3]);0;1)" office:value-type="float" office:value="3" calcext:value-type="float">
            <text:p>3</text:p>
          </table:table-cell>
          <table:table-cell table:formula="of:=[.F2]+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2]+[.H2]"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Water</text:p>
          </table:table-cell>
          <table:table-cell office:value-type="float" office:value="33546" calcext:value-type="float">
            <text:p>33546</text:p>
          </table:table-cell>
          <table:table-cell/>
          <table:table-cell table:formula="of:=[.E3]+IF(ISBLANK([.A4]);0;1)" office:value-type="float" office:value="3" calcext:value-type="float">
            <text:p>3</text:p>
          </table:table-cell>
          <table:table-cell table:formula="of:=[.F3]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G3]+[.H3]" office:value-type="float" office:value="9" calcext:value-type="float">
            <text:p>9</text:p>
          </table:table-cell>
        </table:table-row>
        <table:table-row table:style-name="ro3">
          <table:table-cell/>
          <table:table-cell office:value-type="string" calcext:value-type="string">
            <text:p>Electricity</text:p>
          </table:table-cell>
          <table:table-cell office:value-type="float" office:value="31333" calcext:value-type="float">
            <text:p>31333</text:p>
          </table:table-cell>
          <table:table-cell/>
          <table:table-cell table:formula="of:=[.E4]+IF(ISBLANK([.A5]);0;1)" office:value-type="float" office:value="3" calcext:value-type="float">
            <text:p>3</text:p>
          </table:table-cell>
          <table:table-cell table:formula="of:=[.F4]+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G4]+[.H4]"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Sewerage</text:p>
          </table:table-cell>
          <table:table-cell office:value-type="float" office:value="35472" calcext:value-type="float">
            <text:p>35472</text:p>
          </table:table-cell>
          <table:table-cell/>
          <table:table-cell table:formula="of:=[.E5]+IF(ISBLANK([.A6]);0;1)" office:value-type="float" office:value="3" calcext:value-type="float">
            <text:p>3</text:p>
          </table:table-cell>
          <table:table-cell table:formula="of:=[.F5]+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G5]+[.H5]"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string" calcext:value-type="string">
            <text:p>Refuse</text:p>
          </table:table-cell>
          <table:table-cell office:value-type="float" office:value="41599" calcext:value-type="float">
            <text:p>41599</text:p>
          </table:table-cell>
          <table:table-cell/>
          <table:table-cell table:formula="of:=[.E6]+IF(ISBLANK([.A7]);0;1)" office:value-type="float" office:value="3" calcext:value-type="float">
            <text:p>3</text:p>
          </table:table-cell>
          <table:table-cell table:formula="of:=[.F6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G6]+[.H6]" office:value-type="float" office:value="29" calcext:value-type="float">
            <text:p>29</text:p>
          </table:table-cell>
        </table:table-row>
        <table:table-row table:style-name="ro3">
          <table:table-cell table:number-columns-repeated="4"/>
          <table:table-cell table:formula="of:=[.E7]+IF(ISBLANK([.A8]);0;1)" office:value-type="float" office:value="3" calcext:value-type="float">
            <text:p>3</text:p>
          </table:table-cell>
          <table:table-cell table:formula="of:=[.F7]+1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G7]+[.H7]"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Gardening &amp; Cleaning</text:p>
          </table:table-cell>
          <table:table-cell table:number-columns-repeated="3"/>
          <table:table-cell table:formula="of:=[.E8]+IF(ISBLANK([.A9]);0;1)" office:value-type="float" office:value="4" calcext:value-type="float">
            <text:p>4</text:p>
          </table:table-cell>
          <table:table-cell table:formula="of:=[.F8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G8]+[.H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ontract</text:p>
          </table:table-cell>
          <table:table-cell table:number-columns-repeated="2"/>
          <table:table-cell table:formula="of:=[.E9]+IF(ISBLANK([.A10]);0;1)" office:value-type="float" office:value="4" calcext:value-type="float">
            <text:p>4</text:p>
          </table:table-cell>
          <table:table-cell table:formula="of:=[.F9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G9]+[.H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upplies</text:p>
          </table:table-cell>
          <table:table-cell table:number-columns-repeated="2"/>
          <table:table-cell table:formula="of:=[.E10]+IF(ISBLANK([.A11]);0;1)" office:value-type="float" office:value="4" calcext:value-type="float">
            <text:p>4</text:p>
          </table:table-cell>
          <table:table-cell table:formula="of:=[.F10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G10]+[.H1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Irrigation system</text:p>
          </table:table-cell>
          <table:table-cell table:number-columns-repeated="2"/>
          <table:table-cell table:formula="of:=[.E11]+IF(ISBLANK([.A12]);0;1)" office:value-type="float" office:value="4" calcext:value-type="float">
            <text:p>4</text:p>
          </table:table-cell>
          <table:table-cell table:formula="of:=[.F11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G11]+[.H1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leaning &amp; Recycling</text:p>
          </table:table-cell>
          <table:table-cell table:number-columns-repeated="2"/>
          <table:table-cell table:formula="of:=[.E12]+IF(ISBLANK([.A13]);0;1)" office:value-type="float" office:value="4" calcext:value-type="float">
            <text:p>4</text:p>
          </table:table-cell>
          <table:table-cell table:formula="of:=[.F12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G12]+[.H12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13]+IF(ISBLANK([.A14]);0;1)" office:value-type="float" office:value="4" calcext:value-type="float">
            <text:p>4</text:p>
          </table:table-cell>
          <table:table-cell table:formula="of:=[.F13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G13]+[.H13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Security</text:p>
          </table:table-cell>
          <table:table-cell table:number-columns-repeated="3"/>
          <table:table-cell table:formula="of:=[.E14]+IF(ISBLANK([.A15]);0;1)" office:value-type="float" office:value="5" calcext:value-type="float">
            <text:p>5</text:p>
          </table:table-cell>
          <table:table-cell table:formula="of:=[.F14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G14]+[.H1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Monitoring</text:p>
          </table:table-cell>
          <table:table-cell table:number-columns-repeated="2"/>
          <table:table-cell table:formula="of:=[.E15]+IF(ISBLANK([.A16]);0;1)" office:value-type="float" office:value="5" calcext:value-type="float">
            <text:p>5</text:p>
          </table:table-cell>
          <table:table-cell table:formula="of:=[.F15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G15]+[.H1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atrols</text:p>
          </table:table-cell>
          <table:table-cell table:number-columns-repeated="2"/>
          <table:table-cell table:formula="of:=[.E16]+IF(ISBLANK([.A17]);0;1)" office:value-type="float" office:value="5" calcext:value-type="float">
            <text:p>5</text:p>
          </table:table-cell>
          <table:table-cell table:formula="of:=[.F16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G16]+[.H1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17]+IF(ISBLANK([.A18]);0;1)" office:value-type="float" office:value="5" calcext:value-type="float">
            <text:p>5</text:p>
          </table:table-cell>
          <table:table-cell table:formula="of:=[.F17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G17]+[.H17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Repairs &amp; Maintenance</text:p>
          </table:table-cell>
          <table:table-cell table:number-columns-repeated="3"/>
          <table:table-cell table:formula="of:=[.E18]+IF(ISBLANK([.A19]);0;1)" office:value-type="float" office:value="6" calcext:value-type="float">
            <text:p>6</text:p>
          </table:table-cell>
          <table:table-cell table:formula="of:=[.F18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G18]+[.H1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Buildings</text:p>
          </table:table-cell>
          <table:table-cell table:number-columns-repeated="2"/>
          <table:table-cell table:formula="of:=[.E19]+IF(ISBLANK([.A20]);0;1)" office:value-type="float" office:value="6" calcext:value-type="float">
            <text:p>6</text:p>
          </table:table-cell>
          <table:table-cell table:formula="of:=[.F19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G19]+[.H1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lumbing</text:p>
          </table:table-cell>
          <table:table-cell office:value-type="float" office:value="36254" calcext:value-type="float">
            <text:p>36254</text:p>
          </table:table-cell>
          <table:table-cell/>
          <table:table-cell table:formula="of:=[.E20]+IF(ISBLANK([.A21]);0;1)" office:value-type="float" office:value="6" calcext:value-type="float">
            <text:p>6</text:p>
          </table:table-cell>
          <table:table-cell table:formula="of:=[.F20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G20]+[.H2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Electrical</text:p>
          </table:table-cell>
          <table:table-cell table:number-columns-repeated="2"/>
          <table:table-cell table:formula="of:=[.E21]+IF(ISBLANK([.A22]);0;1)" office:value-type="float" office:value="6" calcext:value-type="float">
            <text:p>6</text:p>
          </table:table-cell>
          <table:table-cell table:formula="of:=[.F21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1]+[.H2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ecurity repairs</text:p>
          </table:table-cell>
          <table:table-cell office:value-type="float" office:value="26015" calcext:value-type="float">
            <text:p>26015</text:p>
          </table:table-cell>
          <table:table-cell/>
          <table:table-cell table:formula="of:=[.E22]+IF(ISBLANK([.A23]);0;1)" office:value-type="float" office:value="6" calcext:value-type="float">
            <text:p>6</text:p>
          </table:table-cell>
          <table:table-cell table:formula="of:=[.F22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G22]+[.H22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ool</text:p>
          </table:table-cell>
          <table:table-cell office:value-type="float" office:value="22698" calcext:value-type="float">
            <text:p>22698</text:p>
          </table:table-cell>
          <table:table-cell/>
          <table:table-cell table:formula="of:=[.E23]+IF(ISBLANK([.A24]);0;1)" office:value-type="float" office:value="6" calcext:value-type="float">
            <text:p>6</text:p>
          </table:table-cell>
          <table:table-cell table:formula="of:=[.F23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G23]+[.H23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Fire protection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E24]+IF(ISBLANK([.A25]);0;1)" office:value-type="float" office:value="6" calcext:value-type="float">
            <text:p>6</text:p>
          </table:table-cell>
          <table:table-cell table:formula="of:=[.F24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G24]+[.H2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ainting</text:p>
          </table:table-cell>
          <table:table-cell table:number-columns-repeated="2"/>
          <table:table-cell table:formula="of:=[.E25]+IF(ISBLANK([.A26]);0;1)" office:value-type="float" office:value="6" calcext:value-type="float">
            <text:p>6</text:p>
          </table:table-cell>
          <table:table-cell table:formula="of:=[.F25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G25]+[.H2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est eradication</text:p>
          </table:table-cell>
          <table:table-cell table:number-columns-repeated="2"/>
          <table:table-cell table:formula="of:=[.E26]+IF(ISBLANK([.A27]);0;1)" office:value-type="float" office:value="6" calcext:value-type="float">
            <text:p>6</text:p>
          </table:table-cell>
          <table:table-cell table:formula="of:=[.F26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G26]+[.H2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27]+IF(ISBLANK([.A28]);0;1)" office:value-type="float" office:value="6" calcext:value-type="float">
            <text:p>6</text:p>
          </table:table-cell>
          <table:table-cell table:formula="of:=[.F27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G27]+[.H27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Staff remuneration</text:p>
          </table:table-cell>
          <table:table-cell table:number-columns-repeated="3"/>
          <table:table-cell table:formula="of:=[.E28]+IF(ISBLANK([.A29]);0;1)" office:value-type="float" office:value="7" calcext:value-type="float">
            <text:p>7</text:p>
          </table:table-cell>
          <table:table-cell table:formula="of:=[.F28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G28]+[.H2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omplex manager</text:p>
          </table:table-cell>
          <table:table-cell table:number-columns-repeated="2"/>
          <table:table-cell table:formula="of:=[.E29]+IF(ISBLANK([.A30]);0;1)" office:value-type="float" office:value="7" calcext:value-type="float">
            <text:p>7</text:p>
          </table:table-cell>
          <table:table-cell table:formula="of:=[.F29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G29]+[.H2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Other staff</text:p>
          </table:table-cell>
          <table:table-cell table:number-columns-repeated="2"/>
          <table:table-cell table:formula="of:=[.E30]+IF(ISBLANK([.A31]);0;1)" office:value-type="float" office:value="7" calcext:value-type="float">
            <text:p>7</text:p>
          </table:table-cell>
          <table:table-cell table:formula="of:=[.F30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G30]+[.H3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Welfare (Lunch, UIF, etc)</text:p>
          </table:table-cell>
          <table:table-cell table:number-columns-repeated="2"/>
          <table:table-cell table:formula="of:=[.E31]+IF(ISBLANK([.A32]);0;1)" office:value-type="float" office:value="7" calcext:value-type="float">
            <text:p>7</text:p>
          </table:table-cell>
          <table:table-cell table:formula="of:=[.F31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G31]+[.H31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32]+IF(ISBLANK([.A33]);0;1)" office:value-type="float" office:value="7" calcext:value-type="float">
            <text:p>7</text:p>
          </table:table-cell>
          <table:table-cell table:formula="of:=[.F32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G32]+[.H32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Operational Expenses</text:p>
          </table:table-cell>
          <table:table-cell table:number-columns-repeated="3"/>
          <table:table-cell table:formula="of:=[.E33]+IF(ISBLANK([.A34]);0;1)" office:value-type="float" office:value="8" calcext:value-type="float">
            <text:p>8</text:p>
          </table:table-cell>
          <table:table-cell table:formula="of:=[.F33]+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G33]+[.H33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Administration and management</text:p>
          </table:table-cell>
          <table:table-cell table:number-columns-repeated="2"/>
          <table:table-cell table:formula="of:=[.E34]+IF(ISBLANK([.A35]);0;1)" office:value-type="float" office:value="8" calcext:value-type="float">
            <text:p>8</text:p>
          </table:table-cell>
          <table:table-cell table:formula="of:=[.F34]+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G34]+[.H3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Accounting and auditing</text:p>
          </table:table-cell>
          <table:table-cell office:value-type="float" office:value="11605" calcext:value-type="float">
            <text:p>11605</text:p>
          </table:table-cell>
          <table:table-cell/>
          <table:table-cell table:formula="of:=[.E35]+IF(ISBLANK([.A36]);0;1)" office:value-type="float" office:value="8" calcext:value-type="float">
            <text:p>8</text:p>
          </table:table-cell>
          <table:table-cell table:formula="of:=[.F35]+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G35]+[.H3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Legal</text:p>
          </table:table-cell>
          <table:table-cell table:number-columns-repeated="2"/>
          <table:table-cell table:formula="of:=[.E36]+IF(ISBLANK([.A37]);0;1)" office:value-type="float" office:value="8" calcext:value-type="float">
            <text:p>8</text:p>
          </table:table-cell>
          <table:table-cell table:formula="of:=[.F36]+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G36]+[.H36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Insurance</text:p>
          </table:table-cell>
          <table:table-cell table:number-columns-repeated="2"/>
          <table:table-cell table:formula="of:=[.E37]+IF(ISBLANK([.A38]);0;1)" office:value-type="float" office:value="8" calcext:value-type="float">
            <text:p>8</text:p>
          </table:table-cell>
          <table:table-cell table:formula="of:=[.F37]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G37]+[.H37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Telephone</text:p>
          </table:table-cell>
          <table:table-cell office:value-type="float" office:value="13000" calcext:value-type="float">
            <text:p>13000</text:p>
          </table:table-cell>
          <table:table-cell/>
          <table:table-cell table:formula="of:=[.E38]+IF(ISBLANK([.A39]);0;1)" office:value-type="float" office:value="8" calcext:value-type="float">
            <text:p>8</text:p>
          </table:table-cell>
          <table:table-cell table:formula="of:=[.F38]+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G38]+[.H3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rinting &amp; stationery</text:p>
          </table:table-cell>
          <table:table-cell table:number-columns-repeated="2"/>
          <table:table-cell table:formula="of:=[.E39]+IF(ISBLANK([.A40]);0;1)" office:value-type="float" office:value="8" calcext:value-type="float">
            <text:p>8</text:p>
          </table:table-cell>
          <table:table-cell table:formula="of:=[.F39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G39]+[.H3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torage</text:p>
          </table:table-cell>
          <table:table-cell table:number-columns-repeated="2"/>
          <table:table-cell table:formula="of:=[.E40]+IF(ISBLANK([.A41]);0;1)" office:value-type="float" office:value="8" calcext:value-type="float">
            <text:p>8</text:p>
          </table:table-cell>
          <table:table-cell table:formula="of:=[.F40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G40]+[.H4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Bank charges</text:p>
          </table:table-cell>
          <table:table-cell table:number-columns-repeated="2"/>
          <table:table-cell table:formula="of:=[.E41]+IF(ISBLANK([.A42]);0;1)" office:value-type="float" office:value="8" calcext:value-type="float">
            <text:p>8</text:p>
          </table:table-cell>
          <table:table-cell table:formula="of:=[.F41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G41]+[.H4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Local travel</text:p>
          </table:table-cell>
          <table:table-cell table:number-columns-repeated="2"/>
          <table:table-cell table:formula="of:=[.E42]+IF(ISBLANK([.A43]);0;1)" office:value-type="float" office:value="8" calcext:value-type="float">
            <text:p>8</text:p>
          </table:table-cell>
          <table:table-cell table:formula="of:=[.F42]+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42]+[.H42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Venue hiring</text:p>
          </table:table-cell>
          <table:table-cell table:number-columns-repeated="2"/>
          <table:table-cell table:formula="of:=[.E43]+IF(ISBLANK([.A44]);0;1)" office:value-type="float" office:value="8" calcext:value-type="float">
            <text:p>8</text:p>
          </table:table-cell>
          <table:table-cell table:formula="of:=[.F43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G43]+[.H43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4]+IF(ISBLANK([.A45]);0;1)" office:value-type="float" office:value="8" calcext:value-type="float">
            <text:p>8</text:p>
          </table:table-cell>
          <table:table-cell table:formula="of:=[.F44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G44]+[.H44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5]+IF(ISBLANK([.A46]);0;1)" office:value-type="float" office:value="8" calcext:value-type="float">
            <text:p>8</text:p>
          </table:table-cell>
          <table:table-cell table:formula="of:=[.F45]+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G45]+[.H45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6]+IF(ISBLANK([.A47]);0;1)" office:value-type="float" office:value="8" calcext:value-type="float">
            <text:p>8</text:p>
          </table:table-cell>
          <table:table-cell table:formula="of:=[.F46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G46]+[.H4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7]+IF(ISBLANK([.A48]);0;1)" office:value-type="float" office:value="8" calcext:value-type="float">
            <text:p>8</text:p>
          </table:table-cell>
          <table:table-cell table:formula="of:=[.F47]+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G47]+[.H47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8]+IF(ISBLANK([.A49]);0;1)" office:value-type="float" office:value="8" calcext:value-type="float">
            <text:p>8</text:p>
          </table:table-cell>
          <table:table-cell table:formula="of:=[.F48]+1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G48]+[.H48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9]+IF(ISBLANK([.A50]);0;1)" office:value-type="float" office:value="8" calcext:value-type="float">
            <text:p>8</text:p>
          </table:table-cell>
          <table:table-cell table:formula="of:=[.F49]+1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G49]+[.H49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0]+IF(ISBLANK([.A51]);0;1)" office:value-type="float" office:value="8" calcext:value-type="float">
            <text:p>8</text:p>
          </table:table-cell>
          <table:table-cell table:formula="of:=[.F50]+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G50]+[.H50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1]+IF(ISBLANK([.A52]);0;1)" office:value-type="float" office:value="8" calcext:value-type="float">
            <text:p>8</text:p>
          </table:table-cell>
          <table:table-cell table:formula="of:=[.F51]+1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G51]+[.H51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2]+IF(ISBLANK([.A53]);0;1)" office:value-type="float" office:value="8" calcext:value-type="float">
            <text:p>8</text:p>
          </table:table-cell>
          <table:table-cell table:formula="of:=[.F52]+1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G52]+[.H52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3]+IF(ISBLANK([.A54]);0;1)" office:value-type="float" office:value="8" calcext:value-type="float">
            <text:p>8</text:p>
          </table:table-cell>
          <table:table-cell table:formula="of:=[.F53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G53]+[.H53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4]+IF(ISBLANK([.A55]);0;1)" office:value-type="float" office:value="8" calcext:value-type="float">
            <text:p>8</text:p>
          </table:table-cell>
          <table:table-cell table:formula="of:=[.F54]+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G54]+[.H54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5]+IF(ISBLANK([.A56]);0;1)" office:value-type="float" office:value="8" calcext:value-type="float">
            <text:p>8</text:p>
          </table:table-cell>
          <table:table-cell table:formula="of:=[.F55]+1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G55]+[.H55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6]+IF(ISBLANK([.A57]);0;1)" office:value-type="float" office:value="8" calcext:value-type="float">
            <text:p>8</text:p>
          </table:table-cell>
          <table:table-cell table:formula="of:=[.F56]+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G56]+[.H5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7]+IF(ISBLANK([.A58]);0;1)" office:value-type="float" office:value="8" calcext:value-type="float">
            <text:p>8</text:p>
          </table:table-cell>
          <table:table-cell table:formula="of:=[.F57]+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G57]+[.H57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8]+IF(ISBLANK([.A59]);0;1)" office:value-type="float" office:value="8" calcext:value-type="float">
            <text:p>8</text:p>
          </table:table-cell>
          <table:table-cell table:formula="of:=[.F58]+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G58]+[.H58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9]+IF(ISBLANK([.A60]);0;1)" office:value-type="float" office:value="8" calcext:value-type="float">
            <text:p>8</text:p>
          </table:table-cell>
          <table:table-cell table:formula="of:=[.F59]+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G59]+[.H59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60]+IF(ISBLANK([.A61]);0;1)" office:value-type="float" office:value="8" calcext:value-type="float">
            <text:p>8</text:p>
          </table:table-cell>
          <table:table-cell table:formula="of:=[.F60]+1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G60]+[.H60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61]+IF(ISBLANK([.A62]);0;1)" office:value-type="float" office:value="8" calcext:value-type="float">
            <text:p>8</text:p>
          </table:table-cell>
          <table:table-cell table:formula="of:=[.F61]+1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G61]+[.H61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3" table:number-rows-repeated="4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Budget" table:style-name="ta1">
        <table:table-column table:style-name="co5" table:default-cell-style-name="ce8"/>
        <table:table-column table:style-name="co6" table:default-cell-style-name="ce8"/>
        <table:table-column table:style-name="co7" table:default-cell-style-name="ce7"/>
        <table:table-column table:style-name="co8" table:default-cell-style-name="ce7"/>
        <table:table-column table:style-name="co8" table:default-cell-style-name="ce9"/>
        <table:table-column table:style-name="co9" table:default-cell-style-name="ce7"/>
        <table:table-column table:style-name="co10" table:default-cell-style-name="Default"/>
        <table:table-row table:style-name="ro3">
          <table:table-cell table:style-name="ce7" office:value-type="string" calcext:value-type="string">
            <text:p>Default change</text:p>
          </table:table-cell>
          <table:table-cell table:style-name="ce9" office:value-type="percentage" office:value="0.07" calcext:value-type="percentage">
            <text:p>7.0%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number-columns-repeated="2"/>
          <table:table-cell table:style-name="Default" table:number-columns-repeated="4"/>
          <table:table-cell/>
        </table:table-row>
        <table:table-row table:style-name="ro3"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Sub-category</text:p>
          </table:table-cell>
          <table:table-cell table:style-name="Default" office:value-type="string" calcext:value-type="string">
            <text:p>Previous year</text:p>
          </table:table-cell>
          <table:table-cell table:style-name="Default" office:value-type="string" calcext:value-type="string">
            <text:p>Assumed change (%)</text:p>
          </table:table-cell>
          <table:table-cell table:style-name="Default" office:value-type="string" calcext:value-type="string">
            <text:p>Projected exceptional expenses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Total category cost</text:p>
          </table:table-cell>
        </table:table-row>
        <table:table-row table:style-name="ro3">
          <table:table-cell table:formula="of:=IF(ISBLANK(['Previous Financials'.A3]); &quot;&quot;; ['Previous Financials'.A3])" office:value-type="string" office:string-value="Utilities" calcext:value-type="string">
            <text:p>Utilities</text:p>
          </table:table-cell>
          <table:table-cell table:formula="of:=IF(ISBLANK(['Previous Financials'.B3]); &quot;&quot;; ['Previous Financials'.B3])">
            <text:p/>
          </table:table-cell>
          <table:table-cell table:formula="of:=(['Previous Financials'.C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]); [.C4]*(1+[.$B$1]); [.C4]*(1+[.E4]))" office:value-type="string" office:string-value="" calcext:value-type="error">
            <text:p>#REF!</text:p>
          </table:table-cell>
          <table:table-cell table:formula="of:=IF([.A4]=&quot;&quot;; 0; SUM([.F5:.F102])-SUM([.G5:.G102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4]); &quot;&quot;; ['Previous Financials'.A4])">
            <text:p/>
          </table:table-cell>
          <table:table-cell table:formula="of:=IF(ISBLANK(['Previous Financials'.B4]); &quot;&quot;; ['Previous Financials'.B4])" office:value-type="string" office:string-value="Water" calcext:value-type="string">
            <text:p>Water</text:p>
          </table:table-cell>
          <table:table-cell table:formula="of:=(['Previous Financials'.C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]); [.C5]*(1+[.$B$1]); [.C5]*(1+[.E5]))" office:value-type="string" office:string-value="" calcext:value-type="error">
            <text:p>#REF!</text:p>
          </table:table-cell>
          <table:table-cell table:formula="of:=IF([.A5]=&quot;&quot;; &quot;&quot;; SUM([.F6:.F103])-SUM([.G6:.G103]))">
            <text:p/>
          </table:table-cell>
        </table:table-row>
        <table:table-row table:style-name="ro3">
          <table:table-cell table:formula="of:=IF(ISBLANK(['Previous Financials'.A5]); &quot;&quot;; ['Previous Financials'.A5])">
            <text:p/>
          </table:table-cell>
          <table:table-cell table:formula="of:=IF(ISBLANK(['Previous Financials'.B5]); &quot;&quot;; ['Previous Financials'.B5])" office:value-type="string" office:string-value="Electricity" calcext:value-type="string">
            <text:p>Electricity</text:p>
          </table:table-cell>
          <table:table-cell table:formula="of:=(['Previous Financials'.C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6]); [.C6]*(1+[.$B$1]); [.C6]*(1+[.E6]))" office:value-type="string" office:string-value="" calcext:value-type="error">
            <text:p>#REF!</text:p>
          </table:table-cell>
          <table:table-cell table:formula="of:=IF([.A6]=&quot;&quot;; &quot;&quot;; SUM([.F7:.F104])-SUM([.G7:.G104]))">
            <text:p/>
          </table:table-cell>
        </table:table-row>
        <table:table-row table:style-name="ro3">
          <table:table-cell table:formula="of:=IF(ISBLANK(['Previous Financials'.A6]); &quot;&quot;; ['Previous Financials'.A6])">
            <text:p/>
          </table:table-cell>
          <table:table-cell table:formula="of:=IF(ISBLANK(['Previous Financials'.B6]); &quot;&quot;; ['Previous Financials'.B6])" office:value-type="string" office:string-value="Sewerage" calcext:value-type="string">
            <text:p>Sewerage</text:p>
          </table:table-cell>
          <table:table-cell table:formula="of:=(['Previous Financials'.C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7]); [.C7]*(1+[.$B$1]); [.C7]*(1+[.E7]))" office:value-type="string" office:string-value="" calcext:value-type="error">
            <text:p>#REF!</text:p>
          </table:table-cell>
          <table:table-cell table:formula="of:=IF([.A7]=&quot;&quot;; &quot;&quot;; SUM([.F8:.F105])-SUM([.G8:.G105]))">
            <text:p/>
          </table:table-cell>
        </table:table-row>
        <table:table-row table:style-name="ro3">
          <table:table-cell table:formula="of:=IF(ISBLANK(['Previous Financials'.A7]); &quot;&quot;; ['Previous Financials'.A7])">
            <text:p/>
          </table:table-cell>
          <table:table-cell table:formula="of:=IF(ISBLANK(['Previous Financials'.B7]); &quot;&quot;; ['Previous Financials'.B7])" office:value-type="string" office:string-value="Refuse" calcext:value-type="string">
            <text:p>Refuse</text:p>
          </table:table-cell>
          <table:table-cell table:formula="of:=(['Previous Financials'.C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8]); [.C8]*(1+[.$B$1]); [.C8]*(1+[.E8]))" office:value-type="string" office:string-value="" calcext:value-type="error">
            <text:p>#REF!</text:p>
          </table:table-cell>
          <table:table-cell table:formula="of:=IF([.A8]=&quot;&quot;; &quot;&quot;; SUM([.F9:.F106])-SUM([.G9:.G106]))">
            <text:p/>
          </table:table-cell>
        </table:table-row>
        <table:table-row table:style-name="ro3">
          <table:table-cell table:formula="of:=IF(ISBLANK(['Previous Financials'.A8]); &quot;&quot;; ['Previous Financials'.A8])">
            <text:p/>
          </table:table-cell>
          <table:table-cell table:formula="of:=IF(ISBLANK(['Previous Financials'.B8]); &quot;&quot;; ['Previous Financials'.B8])">
            <text:p/>
          </table:table-cell>
          <table:table-cell table:formula="of:=(['Previous Financials'.C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9]); [.C9]*(1+[.$B$1]); [.C9]*(1+[.E9]))" office:value-type="string" office:string-value="" calcext:value-type="error">
            <text:p>#REF!</text:p>
          </table:table-cell>
          <table:table-cell table:formula="of:=IF([.A9]=&quot;&quot;; &quot;&quot;; SUM([.F10:.F107])-SUM([.G10:.G107]))">
            <text:p/>
          </table:table-cell>
        </table:table-row>
        <table:table-row table:style-name="ro3">
          <table:table-cell table:formula="of:=IF(ISBLANK(['Previous Financials'.A9]); &quot;&quot;; ['Previous Financials'.A9])" office:value-type="string" office:string-value="Gardening &amp; Cleaning" calcext:value-type="string">
            <text:p>Gardening &amp; Cleaning</text:p>
          </table:table-cell>
          <table:table-cell table:formula="of:=IF(ISBLANK(['Previous Financials'.B9]); &quot;&quot;; ['Previous Financials'.B9])">
            <text:p/>
          </table:table-cell>
          <table:table-cell table:formula="of:=(['Previous Financials'.C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0]); [.C10]*(1+[.$B$1]); [.C10]*(1+[.E10]))" office:value-type="string" office:string-value="" calcext:value-type="error">
            <text:p>#REF!</text:p>
          </table:table-cell>
          <table:table-cell table:formula="of:=IF([.A10]=&quot;&quot;; &quot;&quot;; SUM([.F11:.F108])-SUM([.G11:.G108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10]); &quot;&quot;; ['Previous Financials'.A10])">
            <text:p/>
          </table:table-cell>
          <table:table-cell table:formula="of:=IF(ISBLANK(['Previous Financials'.B10]); &quot;&quot;; ['Previous Financials'.B10])" office:value-type="string" office:string-value="Contract" calcext:value-type="string">
            <text:p>Contract</text:p>
          </table:table-cell>
          <table:table-cell table:formula="of:=(['Previous Financials'.C10]-#REF!)*(1+[.$B$1])" office:value-type="string" office:string-value="" calcext:value-type="error">
            <text:p>#REF!</text:p>
          </table:table-cell>
          <table:table-cell table:number-columns-repeated="3"/>
          <table:table-cell table:formula="of:=IF([.A11]=&quot;&quot;; &quot;&quot;; SUM([.F12:.F109])-SUM([.G12:.G109]))">
            <text:p/>
          </table:table-cell>
        </table:table-row>
        <table:table-row table:style-name="ro3">
          <table:table-cell table:formula="of:=IF(ISBLANK(['Previous Financials'.A11]); &quot;&quot;; ['Previous Financials'.A11])">
            <text:p/>
          </table:table-cell>
          <table:table-cell table:formula="of:=IF(ISBLANK(['Previous Financials'.B11]); &quot;&quot;; ['Previous Financials'.B11])" office:value-type="string" office:string-value="Supplies" calcext:value-type="string">
            <text:p>Supplies</text:p>
          </table:table-cell>
          <table:table-cell table:formula="of:=(['Previous Financials'.C1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2]); [.C12]*(1+[.$B$1]); [.C12]*(1+[.E12]))" office:value-type="string" office:string-value="" calcext:value-type="error">
            <text:p>#REF!</text:p>
          </table:table-cell>
          <table:table-cell table:formula="of:=IF([.A12]=&quot;&quot;; &quot;&quot;; SUM([.F13:.F110])-SUM([.G13:.G110]))">
            <text:p/>
          </table:table-cell>
        </table:table-row>
        <table:table-row table:style-name="ro3">
          <table:table-cell table:formula="of:=IF(ISBLANK(['Previous Financials'.A12]); &quot;&quot;; ['Previous Financials'.A12])">
            <text:p/>
          </table:table-cell>
          <table:table-cell table:formula="of:=IF(ISBLANK(['Previous Financials'.B12]); &quot;&quot;; ['Previous Financials'.B12])" office:value-type="string" office:string-value="Irrigation system" calcext:value-type="string">
            <text:p>Irrigation system</text:p>
          </table:table-cell>
          <table:table-cell table:formula="of:=(['Previous Financials'.C1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3]); [.C13]*(1+[.$B$1]); [.C13]*(1+[.E13]))" office:value-type="string" office:string-value="" calcext:value-type="error">
            <text:p>#REF!</text:p>
          </table:table-cell>
          <table:table-cell table:formula="of:=IF([.A13]=&quot;&quot;; &quot;&quot;; SUM([.F14:.F111])-SUM([.G14:.G111]))">
            <text:p/>
          </table:table-cell>
        </table:table-row>
        <table:table-row table:style-name="ro3">
          <table:table-cell table:formula="of:=IF(ISBLANK(['Previous Financials'.A13]); &quot;&quot;; ['Previous Financials'.A13])">
            <text:p/>
          </table:table-cell>
          <table:table-cell table:formula="of:=IF(ISBLANK(['Previous Financials'.B13]); &quot;&quot;; ['Previous Financials'.B13])" office:value-type="string" office:string-value="Cleaning &amp; Recycling" calcext:value-type="string">
            <text:p>Cleaning &amp; Recycling</text:p>
          </table:table-cell>
          <table:table-cell table:formula="of:=(['Previous Financials'.C1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4]); [.C14]*(1+[.$B$1]); [.C14]*(1+[.E14]))" office:value-type="string" office:string-value="" calcext:value-type="error">
            <text:p>#REF!</text:p>
          </table:table-cell>
          <table:table-cell table:formula="of:=IF([.A14]=&quot;&quot;; &quot;&quot;; SUM([.F15:.F112])-SUM([.G15:.G112]))">
            <text:p/>
          </table:table-cell>
        </table:table-row>
        <table:table-row table:style-name="ro3">
          <table:table-cell table:formula="of:=IF(ISBLANK(['Previous Financials'.A14]); &quot;&quot;; ['Previous Financials'.A14])">
            <text:p/>
          </table:table-cell>
          <table:table-cell table:formula="of:=IF(ISBLANK(['Previous Financials'.B14]); &quot;&quot;; ['Previous Financials'.B14])">
            <text:p/>
          </table:table-cell>
          <table:table-cell table:formula="of:=(['Previous Financials'.C1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5]); [.C15]*(1+[.$B$1]); [.C15]*(1+[.E15]))" office:value-type="string" office:string-value="" calcext:value-type="error">
            <text:p>#REF!</text:p>
          </table:table-cell>
          <table:table-cell table:formula="of:=IF([.A15]=&quot;&quot;; &quot;&quot;; SUM([.F16:.F113])-SUM([.G16:.G113]))">
            <text:p/>
          </table:table-cell>
        </table:table-row>
        <table:table-row table:style-name="ro3">
          <table:table-cell table:formula="of:=IF(ISBLANK(['Previous Financials'.A15]); &quot;&quot;; ['Previous Financials'.A15])" office:value-type="string" office:string-value="Security" calcext:value-type="string">
            <text:p>Security</text:p>
          </table:table-cell>
          <table:table-cell table:formula="of:=IF(ISBLANK(['Previous Financials'.B15]); &quot;&quot;; ['Previous Financials'.B15])">
            <text:p/>
          </table:table-cell>
          <table:table-cell table:formula="of:=(['Previous Financials'.C1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6]); [.C16]*(1+[.$B$1]); [.C16]*(1+[.E16]))" office:value-type="string" office:string-value="" calcext:value-type="error">
            <text:p>#REF!</text:p>
          </table:table-cell>
          <table:table-cell table:formula="of:=IF([.A16]=&quot;&quot;; &quot;&quot;; SUM([.F17:.F114])-SUM([.G17:.G114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16]); &quot;&quot;; ['Previous Financials'.A16])">
            <text:p/>
          </table:table-cell>
          <table:table-cell table:formula="of:=IF(ISBLANK(['Previous Financials'.B16]); &quot;&quot;; ['Previous Financials'.B16])" office:value-type="string" office:string-value="Monitoring" calcext:value-type="string">
            <text:p>Monitoring</text:p>
          </table:table-cell>
          <table:table-cell table:formula="of:=(['Previous Financials'.C1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7]); [.C17]*(1+[.$B$1]); [.C17]*(1+[.E17]))" office:value-type="string" office:string-value="" calcext:value-type="error">
            <text:p>#REF!</text:p>
          </table:table-cell>
          <table:table-cell table:formula="of:=IF([.A17]=&quot;&quot;; &quot;&quot;; SUM([.F18:.F115])-SUM([.G18:.G115]))">
            <text:p/>
          </table:table-cell>
        </table:table-row>
        <table:table-row table:style-name="ro3">
          <table:table-cell table:formula="of:=IF(ISBLANK(['Previous Financials'.A17]); &quot;&quot;; ['Previous Financials'.A17])">
            <text:p/>
          </table:table-cell>
          <table:table-cell table:formula="of:=IF(ISBLANK(['Previous Financials'.B17]); &quot;&quot;; ['Previous Financials'.B17])" office:value-type="string" office:string-value="Patrols" calcext:value-type="string">
            <text:p>Patrols</text:p>
          </table:table-cell>
          <table:table-cell table:formula="of:=(['Previous Financials'.C1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8]); [.C18]*(1+[.$B$1]); [.C18]*(1+[.E18]))" office:value-type="string" office:string-value="" calcext:value-type="error">
            <text:p>#REF!</text:p>
          </table:table-cell>
          <table:table-cell table:formula="of:=IF([.A18]=&quot;&quot;; &quot;&quot;; SUM([.F19:.F116])-SUM([.G19:.G116]))">
            <text:p/>
          </table:table-cell>
        </table:table-row>
        <table:table-row table:style-name="ro3">
          <table:table-cell table:formula="of:=IF(ISBLANK(['Previous Financials'.A18]); &quot;&quot;; ['Previous Financials'.A18])">
            <text:p/>
          </table:table-cell>
          <table:table-cell table:formula="of:=IF(ISBLANK(['Previous Financials'.B18]); &quot;&quot;; ['Previous Financials'.B18])">
            <text:p/>
          </table:table-cell>
          <table:table-cell table:formula="of:=(['Previous Financials'.C1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9]); [.C19]*(1+[.$B$1]); [.C19]*(1+[.E19]))" office:value-type="string" office:string-value="" calcext:value-type="error">
            <text:p>#REF!</text:p>
          </table:table-cell>
          <table:table-cell table:formula="of:=IF([.A19]=&quot;&quot;; &quot;&quot;; SUM([.F20:.F117])-SUM([.G20:.G117]))">
            <text:p/>
          </table:table-cell>
        </table:table-row>
        <table:table-row table:style-name="ro3">
          <table:table-cell table:formula="of:=IF(ISBLANK(['Previous Financials'.A19]); &quot;&quot;; ['Previous Financials'.A19])" office:value-type="string" office:string-value="Repairs &amp; Maintenance" calcext:value-type="string">
            <text:p>Repairs &amp; Maintenance</text:p>
          </table:table-cell>
          <table:table-cell table:formula="of:=IF(ISBLANK(['Previous Financials'.B19]); &quot;&quot;; ['Previous Financials'.B19])">
            <text:p/>
          </table:table-cell>
          <table:table-cell table:formula="of:=(['Previous Financials'.C1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0]); [.C20]*(1+[.$B$1]); [.C20]*(1+[.E20]))" office:value-type="string" office:string-value="" calcext:value-type="error">
            <text:p>#REF!</text:p>
          </table:table-cell>
          <table:table-cell table:formula="of:=IF([.A20]=&quot;&quot;; &quot;&quot;; SUM([.F21:.F118])-SUM([.G21:.G118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20]); &quot;&quot;; ['Previous Financials'.A20])">
            <text:p/>
          </table:table-cell>
          <table:table-cell table:formula="of:=IF(ISBLANK(['Previous Financials'.B20]); &quot;&quot;; ['Previous Financials'.B20])" office:value-type="string" office:string-value="Buildings" calcext:value-type="string">
            <text:p>Buildings</text:p>
          </table:table-cell>
          <table:table-cell table:formula="of:=(['Previous Financials'.C2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1]); [.C21]*(1+[.$B$1]); [.C21]*(1+[.E21]))" office:value-type="string" office:string-value="" calcext:value-type="error">
            <text:p>#REF!</text:p>
          </table:table-cell>
          <table:table-cell table:formula="of:=IF([.A21]=&quot;&quot;; &quot;&quot;; SUM([.F22:.F119])-SUM([.G22:.G119]))">
            <text:p/>
          </table:table-cell>
        </table:table-row>
        <table:table-row table:style-name="ro3">
          <table:table-cell table:formula="of:=IF(ISBLANK(['Previous Financials'.A21]); &quot;&quot;; ['Previous Financials'.A21])">
            <text:p/>
          </table:table-cell>
          <table:table-cell table:formula="of:=IF(ISBLANK(['Previous Financials'.B21]); &quot;&quot;; ['Previous Financials'.B21])" office:value-type="string" office:string-value="Plumbing" calcext:value-type="string">
            <text:p>Plumbing</text:p>
          </table:table-cell>
          <table:table-cell table:formula="of:=(['Previous Financials'.C2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2]); [.C22]*(1+[.$B$1]); [.C22]*(1+[.E22]))" office:value-type="string" office:string-value="" calcext:value-type="error">
            <text:p>#REF!</text:p>
          </table:table-cell>
          <table:table-cell table:formula="of:=IF([.A22]=&quot;&quot;; &quot;&quot;; SUM([.F23:.F120])-SUM([.G23:.G120]))">
            <text:p/>
          </table:table-cell>
        </table:table-row>
        <table:table-row table:style-name="ro3">
          <table:table-cell table:formula="of:=IF(ISBLANK(['Previous Financials'.A23]); &quot;&quot;; ['Previous Financials'.A23])">
            <text:p/>
          </table:table-cell>
          <table:table-cell table:formula="of:=IF(ISBLANK(['Previous Financials'.B23]); &quot;&quot;; ['Previous Financials'.B23])" office:value-type="string" office:string-value="Security repairs" calcext:value-type="string">
            <text:p>Security repairs</text:p>
          </table:table-cell>
          <table:table-cell table:formula="of:=(['Previous Financials'.C2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3]); [.C23]*(1+[.$B$1]); [.C23]*(1+[.E23]))" office:value-type="string" office:string-value="" calcext:value-type="error">
            <text:p>#REF!</text:p>
          </table:table-cell>
          <table:table-cell table:formula="of:=IF([.A23]=&quot;&quot;; &quot;&quot;; SUM([.F25:.F121])-SUM([.G25:.G121]))">
            <text:p/>
          </table:table-cell>
        </table:table-row>
        <table:table-row table:style-name="ro3">
          <table:table-cell table:formula="of:=IF(ISBLANK(['Previous Financials'.A24]); &quot;&quot;; ['Previous Financials'.A24])">
            <text:p/>
          </table:table-cell>
          <table:table-cell table:formula="of:=IF(ISBLANK(['Previous Financials'.B23]); &quot;&quot;; ['Previous Financials'.B23])" office:value-type="string" office:string-value="Security repairs" calcext:value-type="string">
            <text:p>Security repairs</text:p>
          </table:table-cell>
          <table:table-cell table:formula="of:=(['Previous Financials'.C2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4]); [.C24]*(1+[.$B$1]); [.C24]*(1+[.E24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24]); &quot;&quot;; ['Previous Financials'.A24])">
            <text:p/>
          </table:table-cell>
          <table:table-cell table:formula="of:=IF(ISBLANK(['Previous Financials'.B24]); &quot;&quot;; ['Previous Financials'.B24])" office:value-type="string" office:string-value="Pool" calcext:value-type="string">
            <text:p>Pool</text:p>
          </table:table-cell>
          <table:table-cell table:formula="of:=(['Previous Financials'.C2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5]); [.C25]*(1+[.$B$1]); [.C25]*(1+[.E25]))" office:value-type="string" office:string-value="" calcext:value-type="error">
            <text:p>#REF!</text:p>
          </table:table-cell>
          <table:table-cell table:formula="of:=IF([.A25]=&quot;&quot;; &quot;&quot;; SUM([.F26:.F122])-SUM([.G26:.G122]))">
            <text:p/>
          </table:table-cell>
        </table:table-row>
        <table:table-row table:style-name="ro3">
          <table:table-cell table:formula="of:=IF(ISBLANK(['Previous Financials'.A25]); &quot;&quot;; ['Previous Financials'.A25])">
            <text:p/>
          </table:table-cell>
          <table:table-cell table:formula="of:=IF(ISBLANK(['Previous Financials'.B25]); &quot;&quot;; ['Previous Financials'.B25])" office:value-type="string" office:string-value="Fire protection" calcext:value-type="string">
            <text:p>Fire protection</text:p>
          </table:table-cell>
          <table:table-cell table:formula="of:=(['Previous Financials'.C2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6]); [.C26]*(1+[.$B$1]); [.C26]*(1+[.E26]))" office:value-type="string" office:string-value="" calcext:value-type="error">
            <text:p>#REF!</text:p>
          </table:table-cell>
          <table:table-cell table:formula="of:=IF([.A26]=&quot;&quot;; &quot;&quot;; SUM([.F27:.F123])-SUM([.G27:.G123]))">
            <text:p/>
          </table:table-cell>
        </table:table-row>
        <table:table-row table:style-name="ro3">
          <table:table-cell table:formula="of:=IF(ISBLANK(['Previous Financials'.A26]); &quot;&quot;; ['Previous Financials'.A26])">
            <text:p/>
          </table:table-cell>
          <table:table-cell table:formula="of:=IF(ISBLANK(['Previous Financials'.B26]); &quot;&quot;; ['Previous Financials'.B26])" office:value-type="string" office:string-value="Painting" calcext:value-type="string">
            <text:p>Painting</text:p>
          </table:table-cell>
          <table:table-cell table:formula="of:=(['Previous Financials'.C2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7]); [.C27]*(1+[.$B$1]); [.C27]*(1+[.E27]))" office:value-type="string" office:string-value="" calcext:value-type="error">
            <text:p>#REF!</text:p>
          </table:table-cell>
          <table:table-cell table:formula="of:=IF([.A27]=&quot;&quot;; &quot;&quot;; SUM([.F28:.F124])-SUM([.G28:.G124]))">
            <text:p/>
          </table:table-cell>
        </table:table-row>
        <table:table-row table:style-name="ro3">
          <table:table-cell table:formula="of:=IF(ISBLANK(['Previous Financials'.A27]); &quot;&quot;; ['Previous Financials'.A27])">
            <text:p/>
          </table:table-cell>
          <table:table-cell table:formula="of:=IF(ISBLANK(['Previous Financials'.B27]); &quot;&quot;; ['Previous Financials'.B27])" office:value-type="string" office:string-value="Pest eradication" calcext:value-type="string">
            <text:p>Pest eradication</text:p>
          </table:table-cell>
          <table:table-cell table:formula="of:=(['Previous Financials'.C2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8]); [.C28]*(1+[.$B$1]); [.C28]*(1+[.E28]))" office:value-type="string" office:string-value="" calcext:value-type="error">
            <text:p>#REF!</text:p>
          </table:table-cell>
          <table:table-cell table:formula="of:=IF([.A28]=&quot;&quot;; &quot;&quot;; SUM([.F29:.F125])-SUM([.G29:.G125]))">
            <text:p/>
          </table:table-cell>
        </table:table-row>
        <table:table-row table:style-name="ro3">
          <table:table-cell table:formula="of:=IF(ISBLANK(['Previous Financials'.A28]); &quot;&quot;; ['Previous Financials'.A28])">
            <text:p/>
          </table:table-cell>
          <table:table-cell table:formula="of:=IF(ISBLANK(['Previous Financials'.B28]); &quot;&quot;; ['Previous Financials'.B28])">
            <text:p/>
          </table:table-cell>
          <table:table-cell table:formula="of:=(['Previous Financials'.C2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9]); [.C29]*(1+[.$B$1]); [.C29]*(1+[.E29]))" office:value-type="string" office:string-value="" calcext:value-type="error">
            <text:p>#REF!</text:p>
          </table:table-cell>
          <table:table-cell table:formula="of:=IF([.A29]=&quot;&quot;; &quot;&quot;; SUM([.F30:.F126])-SUM([.G30:.G126]))">
            <text:p/>
          </table:table-cell>
        </table:table-row>
        <table:table-row table:style-name="ro3">
          <table:table-cell table:formula="of:=IF(ISBLANK(['Previous Financials'.A29]); &quot;&quot;; ['Previous Financials'.A29])" office:value-type="string" office:string-value="Staff remuneration" calcext:value-type="string">
            <text:p>Staff remuneration</text:p>
          </table:table-cell>
          <table:table-cell table:formula="of:=IF(ISBLANK(['Previous Financials'.B29]); &quot;&quot;; ['Previous Financials'.B29])">
            <text:p/>
          </table:table-cell>
          <table:table-cell table:formula="of:=(['Previous Financials'.C2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0]); [.C30]*(1+[.$B$1]); [.C30]*(1+[.E30]))" office:value-type="string" office:string-value="" calcext:value-type="error">
            <text:p>#REF!</text:p>
          </table:table-cell>
          <table:table-cell table:formula="of:=IF([.A30]=&quot;&quot;; &quot;&quot;; SUM([.F31:.F127])-SUM([.G31:.G127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30]); &quot;&quot;; ['Previous Financials'.A30])">
            <text:p/>
          </table:table-cell>
          <table:table-cell table:formula="of:=IF(ISBLANK(['Previous Financials'.B30]); &quot;&quot;; ['Previous Financials'.B30])" office:value-type="string" office:string-value="Complex manager" calcext:value-type="string">
            <text:p>Complex manager</text:p>
          </table:table-cell>
          <table:table-cell table:formula="of:=(['Previous Financials'.C30]-#REF!)*(1+[.$B$1])" office:value-type="string" office:string-value="" calcext:value-type="error">
            <text:p>#REF!</text:p>
          </table:table-cell>
          <table:table-cell table:number-columns-repeated="3"/>
          <table:table-cell table:formula="of:=IF([.A31]=&quot;&quot;; &quot;&quot;; SUM([.F32:.F128])-SUM([.G32:.G128]))">
            <text:p/>
          </table:table-cell>
        </table:table-row>
        <table:table-row table:style-name="ro3">
          <table:table-cell table:formula="of:=IF(ISBLANK(['Previous Financials'.A31]); &quot;&quot;; ['Previous Financials'.A31])">
            <text:p/>
          </table:table-cell>
          <table:table-cell table:formula="of:=IF(ISBLANK(['Previous Financials'.B31]); &quot;&quot;; ['Previous Financials'.B31])" office:value-type="string" office:string-value="Other staff" calcext:value-type="string">
            <text:p>Other staff</text:p>
          </table:table-cell>
          <table:table-cell table:formula="of:=(['Previous Financials'.C3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2]); [.C32]*(1+[.$B$1]); [.C32]*(1+[.E32]))" office:value-type="string" office:string-value="" calcext:value-type="error">
            <text:p>#REF!</text:p>
          </table:table-cell>
          <table:table-cell table:formula="of:=IF([.A32]=&quot;&quot;; &quot;&quot;; SUM([.F33:.F129])-SUM([.G33:.G129]))">
            <text:p/>
          </table:table-cell>
        </table:table-row>
        <table:table-row table:style-name="ro3">
          <table:table-cell table:formula="of:=IF(ISBLANK(['Previous Financials'.A32]); &quot;&quot;; ['Previous Financials'.A32])">
            <text:p/>
          </table:table-cell>
          <table:table-cell table:formula="of:=IF(ISBLANK(['Previous Financials'.B32]); &quot;&quot;; ['Previous Financials'.B32])" office:value-type="string" office:string-value="Welfare (Lunch, UIF, etc)" calcext:value-type="string">
            <text:p>Welfare (Lunch, UIF, etc)</text:p>
          </table:table-cell>
          <table:table-cell table:formula="of:=(['Previous Financials'.C3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3]); [.C33]*(1+[.$B$1]); [.C33]*(1+[.E33]))" office:value-type="string" office:string-value="" calcext:value-type="error">
            <text:p>#REF!</text:p>
          </table:table-cell>
          <table:table-cell table:formula="of:=IF([.A33]=&quot;&quot;; &quot;&quot;; SUM([.F34:.F130])-SUM([.G34:.G130]))">
            <text:p/>
          </table:table-cell>
        </table:table-row>
        <table:table-row table:style-name="ro3">
          <table:table-cell table:formula="of:=IF(ISBLANK(['Previous Financials'.A33]); &quot;&quot;; ['Previous Financials'.A33])">
            <text:p/>
          </table:table-cell>
          <table:table-cell table:formula="of:=IF(ISBLANK(['Previous Financials'.B33]); &quot;&quot;; ['Previous Financials'.B33])">
            <text:p/>
          </table:table-cell>
          <table:table-cell table:formula="of:=(['Previous Financials'.C3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4]); [.C34]*(1+[.$B$1]); [.C34]*(1+[.E34]))" office:value-type="string" office:string-value="" calcext:value-type="error">
            <text:p>#REF!</text:p>
          </table:table-cell>
          <table:table-cell table:formula="of:=IF([.A34]=&quot;&quot;; &quot;&quot;; SUM([.F35:.F131])-SUM([.G35:.G131]))">
            <text:p/>
          </table:table-cell>
        </table:table-row>
        <table:table-row table:style-name="ro3">
          <table:table-cell table:formula="of:=IF(ISBLANK(['Previous Financials'.A34]); &quot;&quot;; ['Previous Financials'.A34])" office:value-type="string" office:string-value="Operational Expenses" calcext:value-type="string">
            <text:p>Operational Expenses</text:p>
          </table:table-cell>
          <table:table-cell table:formula="of:=IF(ISBLANK(['Previous Financials'.B34]); &quot;&quot;; ['Previous Financials'.B34])">
            <text:p/>
          </table:table-cell>
          <table:table-cell table:formula="of:=(['Previous Financials'.C3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5]); [.C35]*(1+[.$B$1]); [.C35]*(1+[.E35]))" office:value-type="string" office:string-value="" calcext:value-type="error">
            <text:p>#REF!</text:p>
          </table:table-cell>
          <table:table-cell table:formula="of:=IF([.A35]=&quot;&quot;; &quot;&quot;; SUM([.F36:.F132])-SUM([.G36:.G132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35]); &quot;&quot;; ['Previous Financials'.A35])">
            <text:p/>
          </table:table-cell>
          <table:table-cell table:formula="of:=IF(ISBLANK(['Previous Financials'.B35]); &quot;&quot;; ['Previous Financials'.B35])" office:value-type="string" office:string-value="Administration and management" calcext:value-type="string">
            <text:p>Administration and management</text:p>
          </table:table-cell>
          <table:table-cell table:formula="of:=(['Previous Financials'.C3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6]); [.C36]*(1+[.$B$1]); [.C36]*(1+[.E36]))" office:value-type="string" office:string-value="" calcext:value-type="error">
            <text:p>#REF!</text:p>
          </table:table-cell>
          <table:table-cell table:formula="of:=IF([.A36]=&quot;&quot;; &quot;&quot;; SUM([.F37:.F133])-SUM([.G37:.G133]))">
            <text:p/>
          </table:table-cell>
        </table:table-row>
        <table:table-row table:style-name="ro3">
          <table:table-cell table:formula="of:=IF(ISBLANK(['Previous Financials'.A36]); &quot;&quot;; ['Previous Financials'.A36])">
            <text:p/>
          </table:table-cell>
          <table:table-cell table:formula="of:=IF(ISBLANK(['Previous Financials'.B36]); &quot;&quot;; ['Previous Financials'.B36])" office:value-type="string" office:string-value="Accounting and auditing" calcext:value-type="string">
            <text:p>Accounting and auditing</text:p>
          </table:table-cell>
          <table:table-cell table:formula="of:=(['Previous Financials'.C3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7]); [.C37]*(1+[.$B$1]); [.C37]*(1+[.E37]))" office:value-type="string" office:string-value="" calcext:value-type="error">
            <text:p>#REF!</text:p>
          </table:table-cell>
          <table:table-cell table:formula="of:=IF([.A37]=&quot;&quot;; &quot;&quot;; SUM([.F38:.F134])-SUM([.G38:.G134]))">
            <text:p/>
          </table:table-cell>
        </table:table-row>
        <table:table-row table:style-name="ro3">
          <table:table-cell table:formula="of:=IF(ISBLANK(['Previous Financials'.A37]); &quot;&quot;; ['Previous Financials'.A37])">
            <text:p/>
          </table:table-cell>
          <table:table-cell table:formula="of:=IF(ISBLANK(['Previous Financials'.B37]); &quot;&quot;; ['Previous Financials'.B37])" office:value-type="string" office:string-value="Legal" calcext:value-type="string">
            <text:p>Legal</text:p>
          </table:table-cell>
          <table:table-cell table:formula="of:=(['Previous Financials'.C3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8]); [.C38]*(1+[.$B$1]); [.C38]*(1+[.E38]))" office:value-type="string" office:string-value="" calcext:value-type="error">
            <text:p>#REF!</text:p>
          </table:table-cell>
          <table:table-cell table:formula="of:=IF([.A38]=&quot;&quot;; &quot;&quot;; SUM([.F39:.F135])-SUM([.G39:.G135]))">
            <text:p/>
          </table:table-cell>
        </table:table-row>
        <table:table-row table:style-name="ro3">
          <table:table-cell table:formula="of:=IF(ISBLANK(['Previous Financials'.A38]); &quot;&quot;; ['Previous Financials'.A38])">
            <text:p/>
          </table:table-cell>
          <table:table-cell table:formula="of:=IF(ISBLANK(['Previous Financials'.B38]); &quot;&quot;; ['Previous Financials'.B38])" office:value-type="string" office:string-value="Insurance" calcext:value-type="string">
            <text:p>Insurance</text:p>
          </table:table-cell>
          <table:table-cell table:formula="of:=(['Previous Financials'.C3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9]); [.C39]*(1+[.$B$1]); [.C39]*(1+[.E39]))" office:value-type="string" office:string-value="" calcext:value-type="error">
            <text:p>#REF!</text:p>
          </table:table-cell>
          <table:table-cell table:formula="of:=IF([.A39]=&quot;&quot;; &quot;&quot;; SUM([.F40:.F136])-SUM([.G40:.G136]))">
            <text:p/>
          </table:table-cell>
        </table:table-row>
        <table:table-row table:style-name="ro3">
          <table:table-cell table:formula="of:=IF(ISBLANK(['Previous Financials'.A39]); &quot;&quot;; ['Previous Financials'.A39])">
            <text:p/>
          </table:table-cell>
          <table:table-cell table:formula="of:=IF(ISBLANK(['Previous Financials'.B39]); &quot;&quot;; ['Previous Financials'.B39])" office:value-type="string" office:string-value="Telephone" calcext:value-type="string">
            <text:p>Telephone</text:p>
          </table:table-cell>
          <table:table-cell table:formula="of:=(['Previous Financials'.C3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0]); [.C40]*(1+[.$B$1]); [.C40]*(1+[.E40]))" office:value-type="string" office:string-value="" calcext:value-type="error">
            <text:p>#REF!</text:p>
          </table:table-cell>
          <table:table-cell table:formula="of:=IF([.A40]=&quot;&quot;; &quot;&quot;; SUM([.F41:.F137])-SUM([.G41:.G137]))">
            <text:p/>
          </table:table-cell>
        </table:table-row>
        <table:table-row table:style-name="ro3">
          <table:table-cell table:formula="of:=IF(ISBLANK(['Previous Financials'.A40]); &quot;&quot;; ['Previous Financials'.A40])">
            <text:p/>
          </table:table-cell>
          <table:table-cell table:formula="of:=IF(ISBLANK(['Previous Financials'.B40]); &quot;&quot;; ['Previous Financials'.B40])" office:value-type="string" office:string-value="Printing &amp; stationery" calcext:value-type="string">
            <text:p>Printing &amp; stationery</text:p>
          </table:table-cell>
          <table:table-cell table:formula="of:=(['Previous Financials'.C4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1]); [.C41]*(1+[.$B$1]); [.C41]*(1+[.E41]))" office:value-type="string" office:string-value="" calcext:value-type="error">
            <text:p>#REF!</text:p>
          </table:table-cell>
          <table:table-cell table:formula="of:=IF([.A41]=&quot;&quot;; &quot;&quot;; SUM([.F42:.F138])-SUM([.G42:.G138]))">
            <text:p/>
          </table:table-cell>
        </table:table-row>
        <table:table-row table:style-name="ro3">
          <table:table-cell table:formula="of:=IF(ISBLANK(['Previous Financials'.A41]); &quot;&quot;; ['Previous Financials'.A41])">
            <text:p/>
          </table:table-cell>
          <table:table-cell table:formula="of:=IF(ISBLANK(['Previous Financials'.B41]); &quot;&quot;; ['Previous Financials'.B41])" office:value-type="string" office:string-value="Storage" calcext:value-type="string">
            <text:p>Storage</text:p>
          </table:table-cell>
          <table:table-cell table:formula="of:=(['Previous Financials'.C4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2]); [.C42]*(1+[.$B$1]); [.C42]*(1+[.E42]))" office:value-type="string" office:string-value="" calcext:value-type="error">
            <text:p>#REF!</text:p>
          </table:table-cell>
          <table:table-cell table:formula="of:=IF([.A42]=&quot;&quot;; &quot;&quot;; SUM([.F43:.F139])-SUM([.G43:.G139]))">
            <text:p/>
          </table:table-cell>
        </table:table-row>
        <table:table-row table:style-name="ro3">
          <table:table-cell table:formula="of:=IF(ISBLANK(['Previous Financials'.A42]); &quot;&quot;; ['Previous Financials'.A42])">
            <text:p/>
          </table:table-cell>
          <table:table-cell table:formula="of:=IF(ISBLANK(['Previous Financials'.B42]); &quot;&quot;; ['Previous Financials'.B42])" office:value-type="string" office:string-value="Bank charges" calcext:value-type="string">
            <text:p>Bank charges</text:p>
          </table:table-cell>
          <table:table-cell table:formula="of:=(['Previous Financials'.C4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3]); [.C43]*(1+[.$B$1]); [.C43]*(1+[.E43]))" office:value-type="string" office:string-value="" calcext:value-type="error">
            <text:p>#REF!</text:p>
          </table:table-cell>
          <table:table-cell table:formula="of:=IF([.A43]=&quot;&quot;; &quot;&quot;; SUM([.F44:.F140])-SUM([.G44:.G140]))">
            <text:p/>
          </table:table-cell>
        </table:table-row>
        <table:table-row table:style-name="ro3">
          <table:table-cell table:formula="of:=IF(ISBLANK(['Previous Financials'.A43]); &quot;&quot;; ['Previous Financials'.A43])">
            <text:p/>
          </table:table-cell>
          <table:table-cell table:formula="of:=IF(ISBLANK(['Previous Financials'.B43]); &quot;&quot;; ['Previous Financials'.B43])" office:value-type="string" office:string-value="Local travel" calcext:value-type="string">
            <text:p>Local travel</text:p>
          </table:table-cell>
          <table:table-cell table:formula="of:=(['Previous Financials'.C4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4]); [.C44]*(1+[.$B$1]); [.C44]*(1+[.E44]))" office:value-type="string" office:string-value="" calcext:value-type="error">
            <text:p>#REF!</text:p>
          </table:table-cell>
          <table:table-cell table:formula="of:=IF([.A44]=&quot;&quot;; &quot;&quot;; SUM([.F45:.F141])-SUM([.G45:.G141]))">
            <text:p/>
          </table:table-cell>
        </table:table-row>
        <table:table-row table:style-name="ro3">
          <table:table-cell table:formula="of:=IF(ISBLANK(['Previous Financials'.A44]); &quot;&quot;; ['Previous Financials'.A44])">
            <text:p/>
          </table:table-cell>
          <table:table-cell table:formula="of:=IF(ISBLANK(['Previous Financials'.B44]); &quot;&quot;; ['Previous Financials'.B44])" office:value-type="string" office:string-value="Venue hiring" calcext:value-type="string">
            <text:p>Venue hiring</text:p>
          </table:table-cell>
          <table:table-cell table:formula="of:=(['Previous Financials'.C4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5]); [.C45]*(1+[.$B$1]); [.C45]*(1+[.E45]))" office:value-type="string" office:string-value="" calcext:value-type="error">
            <text:p>#REF!</text:p>
          </table:table-cell>
          <table:table-cell table:formula="of:=IF([.A45]=&quot;&quot;; &quot;&quot;; SUM([.F46:.F142])-SUM([.G46:.G142]))">
            <text:p/>
          </table:table-cell>
        </table:table-row>
        <table:table-row table:style-name="ro3">
          <table:table-cell table:formula="of:=IF(ISBLANK(['Previous Financials'.A45]); &quot;&quot;; ['Previous Financials'.A45])">
            <text:p/>
          </table:table-cell>
          <table:table-cell table:formula="of:=IF(ISBLANK(['Previous Financials'.B45]); &quot;&quot;; ['Previous Financials'.B45])">
            <text:p/>
          </table:table-cell>
          <table:table-cell table:formula="of:=(['Previous Financials'.C4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6]); [.C46]*(1+[.$B$1]); [.C46]*(1+[.E46]))" office:value-type="string" office:string-value="" calcext:value-type="error">
            <text:p>#REF!</text:p>
          </table:table-cell>
          <table:table-cell table:formula="of:=IF([.A46]=&quot;&quot;; &quot;&quot;; SUM([.F47:.F143])-SUM([.G47:.G143]))">
            <text:p/>
          </table:table-cell>
        </table:table-row>
        <table:table-row table:style-name="ro3">
          <table:table-cell table:formula="of:=IF(ISBLANK(['Previous Financials'.A46]); &quot;&quot;; ['Previous Financials'.A46])">
            <text:p/>
          </table:table-cell>
          <table:table-cell table:formula="of:=IF(ISBLANK(['Previous Financials'.B46]); &quot;&quot;; ['Previous Financials'.B46])">
            <text:p/>
          </table:table-cell>
          <table:table-cell table:formula="of:=(['Previous Financials'.C4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7]); [.C47]*(1+[.$B$1]); [.C47]*(1+[.E47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7]); &quot;&quot;; ['Previous Financials'.A47])">
            <text:p/>
          </table:table-cell>
          <table:table-cell table:formula="of:=IF(ISBLANK(['Previous Financials'.B47]); &quot;&quot;; ['Previous Financials'.B47])">
            <text:p/>
          </table:table-cell>
          <table:table-cell table:formula="of:=(['Previous Financials'.C4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8]); [.C48]*(1+[.$B$1]); [.C48]*(1+[.E48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8]); &quot;&quot;; ['Previous Financials'.A48])">
            <text:p/>
          </table:table-cell>
          <table:table-cell table:formula="of:=IF(ISBLANK(['Previous Financials'.B48]); &quot;&quot;; ['Previous Financials'.B48])">
            <text:p/>
          </table:table-cell>
          <table:table-cell table:formula="of:=(['Previous Financials'.C4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9]); [.C49]*(1+[.$B$1]); [.C49]*(1+[.E49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9]); &quot;&quot;; ['Previous Financials'.A49])">
            <text:p/>
          </table:table-cell>
          <table:table-cell table:formula="of:=IF(ISBLANK(['Previous Financials'.B49]); &quot;&quot;; ['Previous Financials'.B49])">
            <text:p/>
          </table:table-cell>
          <table:table-cell table:formula="of:=(['Previous Financials'.C49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0]); [.C50]*(1+[.$B$1]); [.C50]*(1+[.E50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0]); &quot;&quot;; ['Previous Financials'.A50])">
            <text:p/>
          </table:table-cell>
          <table:table-cell table:formula="of:=IF(ISBLANK(['Previous Financials'.B50]); &quot;&quot;; ['Previous Financials'.B50])">
            <text:p/>
          </table:table-cell>
          <table:table-cell table:formula="of:=(['Previous Financials'.C50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1]); [.C51]*(1+[.$B$1]); [.C51]*(1+[.E51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1]); &quot;&quot;; ['Previous Financials'.A51])">
            <text:p/>
          </table:table-cell>
          <table:table-cell table:formula="of:=IF(ISBLANK(['Previous Financials'.B51]); &quot;&quot;; ['Previous Financials'.B51])">
            <text:p/>
          </table:table-cell>
          <table:table-cell table:formula="of:=(['Previous Financials'.C51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2]); [.C52]*(1+[.$B$1]); [.C52]*(1+[.E52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2]); &quot;&quot;; ['Previous Financials'.A52])">
            <text:p/>
          </table:table-cell>
          <table:table-cell table:formula="of:=IF(ISBLANK(['Previous Financials'.B52]); &quot;&quot;; ['Previous Financials'.B52])">
            <text:p/>
          </table:table-cell>
          <table:table-cell table:formula="of:=(['Previous Financials'.C52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3]); [.C53]*(1+[.$B$1]); [.C53]*(1+[.E53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3]); &quot;&quot;; ['Previous Financials'.A53])">
            <text:p/>
          </table:table-cell>
          <table:table-cell table:formula="of:=IF(ISBLANK(['Previous Financials'.B53]); &quot;&quot;; ['Previous Financials'.B53])">
            <text:p/>
          </table:table-cell>
          <table:table-cell table:formula="of:=(['Previous Financials'.C53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4]); [.C54]*(1+[.$B$1]); [.C54]*(1+[.E54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4]); &quot;&quot;; ['Previous Financials'.A54])">
            <text:p/>
          </table:table-cell>
          <table:table-cell table:formula="of:=IF(ISBLANK(['Previous Financials'.B54]); &quot;&quot;; ['Previous Financials'.B54])">
            <text:p/>
          </table:table-cell>
          <table:table-cell table:formula="of:=(['Previous Financials'.C54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5]); [.C55]*(1+[.$B$1]); [.C55]*(1+[.E55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5]); &quot;&quot;; ['Previous Financials'.A55])">
            <text:p/>
          </table:table-cell>
          <table:table-cell table:formula="of:=IF(ISBLANK(['Previous Financials'.B55]); &quot;&quot;; ['Previous Financials'.B55])">
            <text:p/>
          </table:table-cell>
          <table:table-cell table:formula="of:=(['Previous Financials'.C55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6]); [.C56]*(1+[.$B$1]); [.C56]*(1+[.E56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6]); &quot;&quot;; ['Previous Financials'.A56])">
            <text:p/>
          </table:table-cell>
          <table:table-cell table:formula="of:=IF(ISBLANK(['Previous Financials'.B56]); &quot;&quot;; ['Previous Financials'.B56])">
            <text:p/>
          </table:table-cell>
          <table:table-cell table:formula="of:=(['Previous Financials'.C56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7]); [.C57]*(1+[.$B$1]); [.C57]*(1+[.E57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7]); &quot;&quot;; ['Previous Financials'.A57])">
            <text:p/>
          </table:table-cell>
          <table:table-cell table:formula="of:=IF(ISBLANK(['Previous Financials'.B57]); &quot;&quot;; ['Previous Financials'.B57])">
            <text:p/>
          </table:table-cell>
          <table:table-cell table:formula="of:=(['Previous Financials'.C57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8]); [.C58]*(1+[.$B$1]); [.C58]*(1+[.E58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8]); &quot;&quot;; ['Previous Financials'.A58])">
            <text:p/>
          </table:table-cell>
          <table:table-cell table:formula="of:=IF(ISBLANK(['Previous Financials'.B58]); &quot;&quot;; ['Previous Financials'.B58])">
            <text:p/>
          </table:table-cell>
          <table:table-cell table:formula="of:=(['Previous Financials'.C58]-#REF!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9]); [.C59]*(1+[.$B$1]); [.C59]*(1+[.E59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9]); &quot;&quot;; ['Previous Financials'.A59])">
            <text:p/>
          </table:table-cell>
          <table:table-cell table:formula="of:=IF(ISBLANK(['Previous Financials'.B59]); &quot;&quot;; ['Previous Financials'.B59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0]); &quot;&quot;; ['Previous Financials'.A60])">
            <text:p/>
          </table:table-cell>
          <table:table-cell table:formula="of:=IF(ISBLANK(['Previous Financials'.B60]); &quot;&quot;; ['Previous Financials'.B60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1]); &quot;&quot;; ['Previous Financials'.A61])">
            <text:p/>
          </table:table-cell>
          <table:table-cell table:formula="of:=IF(ISBLANK(['Previous Financials'.B61]); &quot;&quot;; ['Previous Financials'.B61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2]); &quot;&quot;; ['Previous Financials'.A62])">
            <text:p/>
          </table:table-cell>
          <table:table-cell table:formula="of:=IF(ISBLANK(['Previous Financials'.B62]); &quot;&quot;; ['Previous Financials'.B62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3]); &quot;&quot;; ['Previous Financials'.A63])" office:value-type="string" office:string-value="Total" calcext:value-type="string">
            <text:p>Total</text:p>
          </table:table-cell>
          <table:table-cell table:formula="of:=IF(ISBLANK(['Previous Financials'.B63]); &quot;&quot;; ['Previous Financials'.B63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4]); &quot;&quot;; ['Previous Financials'.A64])">
            <text:p/>
          </table:table-cell>
          <table:table-cell table:formula="of:=IF(ISBLANK(['Previous Financials'.B64]); &quot;&quot;; ['Previous Financials'.B64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5]); &quot;&quot;; ['Previous Financials'.A65])">
            <text:p/>
          </table:table-cell>
          <table:table-cell table:formula="of:=IF(ISBLANK(['Previous Financials'.B65]); &quot;&quot;; ['Previous Financials'.B65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6]); &quot;&quot;; ['Previous Financials'.A66])">
            <text:p/>
          </table:table-cell>
          <table:table-cell table:formula="of:=IF(ISBLANK(['Previous Financials'.B66]); &quot;&quot;; ['Previous Financials'.B66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7]); &quot;&quot;; ['Previous Financials'.A67])">
            <text:p/>
          </table:table-cell>
          <table:table-cell table:formula="of:=IF(ISBLANK(['Previous Financials'.B67]); &quot;&quot;; ['Previous Financials'.B67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8]); &quot;&quot;; ['Previous Financials'.A68])">
            <text:p/>
          </table:table-cell>
          <table:table-cell table:formula="of:=IF(ISBLANK(['Previous Financials'.B68]); &quot;&quot;; ['Previous Financials'.B68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9]); &quot;&quot;; ['Previous Financials'.A69])">
            <text:p/>
          </table:table-cell>
          <table:table-cell table:formula="of:=IF(ISBLANK(['Previous Financials'.B69]); &quot;&quot;; ['Previous Financials'.B69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70]); &quot;&quot;; ['Previous Financials'.A70])">
            <text:p/>
          </table:table-cell>
          <table:table-cell table:formula="of:=IF(ISBLANK(['Previous Financials'.B70]); &quot;&quot;; ['Previous Financials'.B70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1]); &quot;&quot;; ['Previous Financials'.A71])">
            <text:p/>
          </table:table-cell>
          <table:table-cell table:formula="of:=IF(ISBLANK(['Previous Financials'.B71]); &quot;&quot;; ['Previous Financials'.B71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2]); &quot;&quot;; ['Previous Financials'.A72])">
            <text:p/>
          </table:table-cell>
          <table:table-cell table:formula="of:=IF(ISBLANK(['Previous Financials'.B72]); &quot;&quot;; ['Previous Financials'.B72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3]); &quot;&quot;; ['Previous Financials'.A73])">
            <text:p/>
          </table:table-cell>
          <table:table-cell table:formula="of:=IF(ISBLANK(['Previous Financials'.B73]); &quot;&quot;; ['Previous Financials'.B73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4]" office:value-type="float" office:value="0" calcext:value-type="float">
            <text:p/>
          </table:table-cell>
          <table:table-cell table:style-name="ce7" table:formula="of:=['Previous Financials'.B74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5]" office:value-type="float" office:value="0" calcext:value-type="float">
            <text:p/>
          </table:table-cell>
          <table:table-cell table:style-name="ce7" table:formula="of:=['Previous Financials'.B75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6]" office:value-type="float" office:value="0" calcext:value-type="float">
            <text:p/>
          </table:table-cell>
          <table:table-cell table:style-name="ce7" table:formula="of:=['Previous Financials'.B76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7]" office:value-type="float" office:value="0" calcext:value-type="float">
            <text:p/>
          </table:table-cell>
          <table:table-cell table:style-name="ce7" table:formula="of:=['Previous Financials'.B77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8]" office:value-type="float" office:value="0" calcext:value-type="float">
            <text:p/>
          </table:table-cell>
          <table:table-cell table:style-name="ce7" table:formula="of:=['Previous Financials'.B78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79]" office:value-type="float" office:value="0" calcext:value-type="float">
            <text:p/>
          </table:table-cell>
          <table:table-cell table:style-name="ce7" table:formula="of:=['Previous Financials'.B79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0]" office:value-type="float" office:value="0" calcext:value-type="float">
            <text:p/>
          </table:table-cell>
          <table:table-cell table:style-name="ce7" table:formula="of:=['Previous Financials'.B80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1]" office:value-type="float" office:value="0" calcext:value-type="float">
            <text:p/>
          </table:table-cell>
          <table:table-cell table:style-name="ce7" table:formula="of:=['Previous Financials'.B81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2]" office:value-type="float" office:value="0" calcext:value-type="float">
            <text:p/>
          </table:table-cell>
          <table:table-cell table:style-name="ce7" table:formula="of:=['Previous Financials'.B82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3]" office:value-type="float" office:value="0" calcext:value-type="float">
            <text:p/>
          </table:table-cell>
          <table:table-cell table:style-name="ce7" table:formula="of:=['Previous Financials'.B83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4]" office:value-type="float" office:value="0" calcext:value-type="float">
            <text:p/>
          </table:table-cell>
          <table:table-cell table:style-name="ce7" table:formula="of:=['Previous Financials'.B84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5]" office:value-type="float" office:value="0" calcext:value-type="float">
            <text:p/>
          </table:table-cell>
          <table:table-cell table:style-name="ce7" table:formula="of:=['Previous Financials'.B85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6]" office:value-type="float" office:value="0" calcext:value-type="float">
            <text:p/>
          </table:table-cell>
          <table:table-cell table:style-name="ce7" table:formula="of:=['Previous Financials'.B86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7]" office:value-type="float" office:value="0" calcext:value-type="float">
            <text:p/>
          </table:table-cell>
          <table:table-cell table:style-name="ce7" table:formula="of:=['Previous Financials'.B87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8]" office:value-type="float" office:value="0" calcext:value-type="float">
            <text:p/>
          </table:table-cell>
          <table:table-cell table:style-name="ce7" table:formula="of:=['Previous Financials'.B88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7" table:formula="of:=['Previous Financials'.A89]" office:value-type="float" office:value="0" calcext:value-type="float">
            <text:p/>
          </table:table-cell>
          <table:table-cell table:style-name="ce7" table:formula="of:=['Previous Financials'.B89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</table:table>
      <table:table table:name="fin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0" office:value-type="string" calcext:value-type="string" table:number-columns-spanned="3" table:number-rows-spanned="1">
            <text:p>Previous Year's Financials</text:p>
          </table:table-cell>
          <table:covered-table-cell table:style-name="ce16"/>
          <table:covered-table-cell table:style-name="ce19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The first step to predicting the current year's expenses is to capture the previous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 office:value-type="string" calcext:value-type="string">
            <text:p>year's administrative expenses. This worksheet captures the previous years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 office:value-type="string" calcext:value-type="string">
            <text:p>administrative outflows.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 office:value-type="string" calcext:value-type="string">
            <text:p>When you start budgeting, your expenses might not have been audited and so these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 office:value-type="string" calcext:value-type="string">
            <text:p>expenses might not agree with the audited financial statements. You should select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 office:value-type="string" calcext:value-type="string">
            <text:p>“Yes” or “No” so that readers know whether these figures used for projecting the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 office:value-type="string" calcext:value-type="string">
            <text:p>current year's expenses are accurate.</text:p>
          </table:table-cell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1"/>
          <table:table-cell table:style-name="ce16"/>
          <table:table-cell table:style-name="ce19"/>
          <table:table-cell table:number-columns-repeated="6"/>
        </table:table-row>
        <table:table-row table:style-name="ro2">
          <table:table-cell table:style-name="ce12"/>
          <table:table-cell table:style-name="ce17"/>
          <table:table-cell table:style-name="ce20"/>
          <table:table-cell table:number-columns-repeated="6"/>
        </table:table-row>
        <table:table-row table:style-name="ro2">
          <table:table-cell table:style-name="ce13" office:value-type="string" calcext:value-type="string" table:number-columns-spanned="2" table:number-rows-spanned="1">
            <text:p>Have these figures been audited?</text:p>
          </table:table-cell>
          <table:covered-table-cell table:style-name="ce18"/>
          <table:table-cell table:style-name="ce21" table:content-validation-name="val1" office:value-type="string" calcext:value-type="string">
            <text:p>No</text:p>
          </table:table-cell>
          <table:table-cell table:number-columns-repeated="6"/>
        </table:table-row>
        <table:table-row table:style-name="ro2" table:number-rows-repeated="2">
          <table:table-cell table:style-name="ce12"/>
          <table:table-cell table:style-name="ce17"/>
          <table:table-cell table:style-name="ce20"/>
          <table:table-cell table:number-columns-repeated="6"/>
        </table:table-row>
        <table:table-row table:style-name="ro2">
          <table:table-cell table:style-name="ce14" office:value-type="string" calcext:value-type="string">
            <text:p>Category</text:p>
          </table:table-cell>
          <table:table-cell table:style-name="ce14" office:value-type="string" calcext:value-type="string">
            <text:p>Sub-category</text:p>
          </table:table-cell>
          <table:table-cell table:style-name="ce22" office:value-type="string" calcext:value-type="string">
            <text:p>Amount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5" office:value-type="string" calcext:value-type="string">
            <text:p>Repairs and Maintenance</text:p>
          </table:table-cell>
          <table:table-cell table:style-name="ce15"/>
          <table:table-cell table:style-name="ce23"/>
          <table:table-cell/>
          <table:table-cell table:style-name="ce24" table:formula="of:=IF(ISBLANK([.A15]); 0; SUM([.C15:.C$74])-SUM([.E16:.E$74]))" office:value-type="float" office:value="31" calcext:value-type="float">
            <text:p>R 31.00</text:p>
          </table:table-cell>
          <table:table-cell table:formula="of:=ROW([.F15])" office:value-type="float" office:value="15" calcext:value-type="float">
            <text:p>15</text:p>
          </table:table-cell>
          <table:table-cell table:formula="of:=ROW([.G15])" office:value-type="float" office:value="15" calcext:value-type="float">
            <text:p>15</text:p>
          </table:table-cell>
          <table:table-cell table:number-matrix-columns-spanned="1" table:number-matrix-rows-spanned="162" table:formula="of:=FREQUENCY([.G15:.G175];[.F15:.F175])" office:value-type="float" office:value="5" calcext:value-type="float">
            <text:p>5</text:p>
          </table:table-cell>
          <table:table-cell table:formula="of:=ROW([.I15])" office:value-type="float" office:value="15" calcext:value-type="float">
            <text:p>15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Foo1</text:p>
          </table:table-cell>
          <table:table-cell table:style-name="ce23" office:value-type="float" office:value="6" calcext:value-type="float">
            <text:p>R 6.00</text:p>
          </table:table-cell>
          <table:table-cell/>
          <table:table-cell table:style-name="ce24" table:formula="of:=IF(ISBLANK([.A16]); 0; SUM([.C16:.C$74])-SUM([.E17:.E$74]))" office:value-type="float" office:value="0" calcext:value-type="float">
            <text:p/>
          </table:table-cell>
          <table:table-cell table:formula="of:=ROW([.F16])" office:value-type="float" office:value="16" calcext:value-type="float">
            <text:p>16</text:p>
          </table:table-cell>
          <table:table-cell table:formula="of:=[.G15]+IF(ISBLANK([.A16]);0;1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H15]+[.I15]" office:value-type="float" office:value="20" calcext:value-type="float">
            <text:p>20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Foo2</text:p>
          </table:table-cell>
          <table:table-cell table:style-name="ce23" office:value-type="float" office:value="12" calcext:value-type="float">
            <text:p>R 12.00</text:p>
          </table:table-cell>
          <table:table-cell/>
          <table:table-cell table:style-name="ce24" table:formula="of:=IF(ISBLANK([.A17]); 0; SUM([.C17:.C$74])-SUM([.E18:.E$74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[.G16]+IF(ISBLANK([.A17]);0;1)"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[.H16]+[.I16]" office:value-type="float" office:value="23" calcext:value-type="float">
            <text:p>23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Foo3</text:p>
          </table:table-cell>
          <table:table-cell table:style-name="ce23" office:value-type="float" office:value="13" calcext:value-type="float">
            <text:p>R 13.00</text:p>
          </table:table-cell>
          <table:table-cell/>
          <table:table-cell table:style-name="ce24" table:formula="of:=IF(ISBLANK([.A18]); 0; SUM([.C18:.C$74])-SUM([.E19:.E$74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table:formula="of:=[.H17]+[.I17]" office:value-type="float" office:value="75" calcext:value-type="float">
            <text:p>75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19]); 0; SUM([.C19:.C$74])-SUM([.E20:.E$74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76" calcext:value-type="float">
            <text:p>176</text:p>
          </table:table-cell>
        </table:table-row>
        <table:table-row table:style-name="ro3">
          <table:table-cell table:style-name="ce15" office:value-type="string" calcext:value-type="string">
            <text:p>Bar</text:p>
          </table:table-cell>
          <table:table-cell table:style-name="ce15"/>
          <table:table-cell table:style-name="ce23"/>
          <table:table-cell/>
          <table:table-cell table:style-name="ce24" table:formula="of:=IF(ISBLANK([.A20]); 0; SUM([.C20:.C$74])-SUM([.E21:.E$74]))" office:value-type="float" office:value="5" calcext:value-type="float">
            <text:p>R 5.00</text:p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76" calcext:value-type="float">
            <text:p>176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Bar1</text:p>
          </table:table-cell>
          <table:table-cell table:style-name="ce23" office:value-type="float" office:value="5" calcext:value-type="float">
            <text:p>R 5.00</text:p>
          </table:table-cell>
          <table:table-cell/>
          <table:table-cell table:style-name="ce24" table:formula="of:=IF(ISBLANK([.A21]); 0; SUM([.C21:.C$74])-SUM([.E22:.E$74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22]); 0; SUM([.C22:.C$74])-SUM([.E23:.E$74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76" calcext:value-type="float">
            <text:p>176</text:p>
          </table:table-cell>
        </table:table-row>
        <table:table-row table:style-name="ro3">
          <table:table-cell table:style-name="ce15" office:value-type="string" calcext:value-type="string">
            <text:p>Baz</text:p>
          </table:table-cell>
          <table:table-cell table:style-name="ce15"/>
          <table:table-cell table:style-name="ce23"/>
          <table:table-cell/>
          <table:table-cell table:style-name="ce24" table:formula="of:=IF(ISBLANK([.A23]); 0; SUM([.C23:.C$74])-SUM([.E24:.E$74]))" office:value-type="float" office:value="222" calcext:value-type="float">
            <text:p>R 222.00</text:p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76" calcext:value-type="float">
            <text:p>176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Baz1</text:p>
          </table:table-cell>
          <table:table-cell table:style-name="ce23" office:value-type="float" office:value="9" calcext:value-type="float">
            <text:p>R 9.00</text:p>
          </table:table-cell>
          <table:table-cell/>
          <table:table-cell table:style-name="ce24" table:formula="of:=IF(ISBLANK([.A24]); 0; SUM([.C24:.C$74])-SUM([.E25:.E$74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76" calcext:value-type="float">
            <text:p>176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Baz2</text:p>
          </table:table-cell>
          <table:table-cell table:style-name="ce23" office:value-type="float" office:value="45" calcext:value-type="float">
            <text:p>R 45.00</text:p>
          </table:table-cell>
          <table:table-cell/>
          <table:table-cell table:style-name="ce24" table:formula="of:=IF(ISBLANK([.A25]); 0; SUM([.C25:.C$74])-SUM([.E26:.E$74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76" calcext:value-type="float">
            <text:p>176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Baz3</text:p>
          </table:table-cell>
          <table:table-cell table:style-name="ce23" office:value-type="float" office:value="123" calcext:value-type="float">
            <text:p>R 123.00</text:p>
          </table:table-cell>
          <table:table-cell/>
          <table:table-cell table:style-name="ce24" table:formula="of:=IF(ISBLANK([.A26]); 0; SUM([.C26:.C$74])-SUM([.E27:.E$74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76" calcext:value-type="float">
            <text:p>176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Baz4</text:p>
          </table:table-cell>
          <table:table-cell table:style-name="ce23" office:value-type="float" office:value="1" calcext:value-type="float">
            <text:p>R 1.00</text:p>
          </table:table-cell>
          <table:table-cell/>
          <table:table-cell table:style-name="ce24" table:formula="of:=IF(ISBLANK([.A27]); 0; SUM([.C27:.C$74])-SUM([.E28:.E$74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76" calcext:value-type="float">
            <text:p>176</text:p>
          </table:table-cell>
        </table:table-row>
        <table:table-row table:style-name="ro3">
          <table:table-cell table:style-name="ce15"/>
          <table:table-cell table:style-name="ce15" office:value-type="string" calcext:value-type="string">
            <text:p>Baz5</text:p>
          </table:table-cell>
          <table:table-cell table:style-name="ce23" office:value-type="float" office:value="44" calcext:value-type="float">
            <text:p>R 44.00</text:p>
          </table:table-cell>
          <table:table-cell/>
          <table:table-cell table:style-name="ce24" table:formula="of:=IF(ISBLANK([.A28]); 0; SUM([.C28:.C$74])-SUM([.E29:.E$74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29]); 0; SUM([.C29:.C$74])-SUM([.E30:.E$74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0]); 0; SUM([.C30:.C$74])-SUM([.E31:.E$74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1]); 0; SUM([.C31:.C$74])-SUM([.E32:.E$74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2]); 0; SUM([.C32:.C$74])-SUM([.E33:.E$74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3]); 0; SUM([.C33:.C$74])-SUM([.E34:.E$74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4]); 0; SUM([.C34:.C$74])-SUM([.E35:.E$74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5]); 0; SUM([.C35:.C$74])-SUM([.E36:.E$74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6]); 0; SUM([.C36:.C$74])-SUM([.E37:.E$74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7]); 0; SUM([.C37:.C$74])-SUM([.E38:.E$74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8]); 0; SUM([.C38:.C$74])-SUM([.E39:.E$74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39]); 0; SUM([.C39:.C$74])-SUM([.E40:.E$74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0]); 0; SUM([.C40:.C$74])-SUM([.E41:.E$74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1]); 0; SUM([.C41:.C$74])-SUM([.E42:.E$74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2]); 0; SUM([.C42:.C$74])-SUM([.E43:.E$74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3]); 0; SUM([.C43:.C$74])-SUM([.E44:.E$74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4]); 0; SUM([.C44:.C$74])-SUM([.E45:.E$74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5]); 0; SUM([.C45:.C$74])-SUM([.E46:.E$74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6]); 0; SUM([.C46:.C$74])-SUM([.E47:.E$74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7]); 0; SUM([.C47:.C$74])-SUM([.E48:.E$74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8]); 0; SUM([.C48:.C$74])-SUM([.E49:.E$74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49]); 0; SUM([.C49:.C$74])-SUM([.E50:.E$74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0]); 0; SUM([.C50:.C$74])-SUM([.E51:.E$74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1]); 0; SUM([.C51:.C$74])-SUM([.E52:.E$74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2]); 0; SUM([.C52:.C$74])-SUM([.E53:.E$74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3]); 0; SUM([.C53:.C$74])-SUM([.E54:.E$74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4]); 0; SUM([.C54:.C$74])-SUM([.E55:.E$74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5]); 0; SUM([.C55:.C$74])-SUM([.E56:.E$74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6]); 0; SUM([.C56:.C$74])-SUM([.E57:.E$74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7]); 0; SUM([.C57:.C$74])-SUM([.E58:.E$74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8]); 0; SUM([.C58:.C$74])-SUM([.E59:.E$74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59]); 0; SUM([.C59:.C$74])-SUM([.E60:.E$74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0]); 0; SUM([.C60:.C$74])-SUM([.E61:.E$74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1]); 0; SUM([.C61:.C$74])-SUM([.E62:.E$74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2]); 0; SUM([.C62:.C$74])-SUM([.E63:.E$74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3]); 0; SUM([.C63:.C$74])-SUM([.E64:.E$74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4]); 0; SUM([.C64:.C$74])-SUM([.E65:.E$74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5]); 0; SUM([.C65:.C$74])-SUM([.E66:.E$74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6]); 0; SUM([.C66:.C$74])-SUM([.E67:.E$74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7]); 0; SUM([.C67:.C$74])-SUM([.E68:.E$74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8]); 0; SUM([.C68:.C$74])-SUM([.E69:.E$74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69]); 0; SUM([.C69:.C$74])-SUM([.E70:.E$74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70]); 0; SUM([.C70:.C$74])-SUM([.E71:.E$74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71]); 0; SUM([.C71:.C$74])-SUM([.E72:.E$74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72]); 0; SUM([.C72:.C$74])-SUM([.E73:.E$74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/>
          <table:table-cell/>
          <table:table-cell table:style-name="ce24" table:formula="of:=IF(ISBLANK([.A73]); 0; SUM([.C73:.C$74])-SUM([.E74:.E$74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76" calcext:value-type="float">
            <text:p>176</text:p>
          </table:table-cell>
        </table:table-row>
        <table:table-row table:style-name="ro3">
          <table:table-cell table:style-name="ce15" table:number-columns-repeated="2"/>
          <table:table-cell table:style-name="ce23" office:value-type="float" office:value="0" calcext:value-type="float">
            <text:p/>
          </table:table-cell>
          <table:table-cell/>
          <table:table-cell table:style-name="ce24" table:formula="of:=IF(ISBLANK([.A74]); 0; SUM([.C74:.C$74])-SUM([.E75:.E$74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76" calcext:value-type="float">
            <text:p>176</text:p>
          </table:table-cell>
        </table:table-row>
        <table:table-row table:style-name="ro3" table:visibility="collapse">
          <table:table-cell office:value-type="string" calcext:value-type="string">
            <text:p>Total</text:p>
          </table:table-cell>
          <table:table-cell/>
          <table:table-cell table:style-name="ce24" table:formula="of:=SUM([.C15:.C74])" office:value-type="float" office:value="258" calcext:value-type="float">
            <text:p>R 258.00</text:p>
          </table:table-cell>
          <table:table-cell/>
          <table:table-cell table:style-name="ce25" table:formula="of:=SUM([.E15:.E74])" office:value-type="currency" office:currency="ZAR" office:value="258" calcext:value-type="currency">
            <text:p>R 258.00</text:p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2"/>
          <table:table-cell table:style-name="ce24"/>
          <table:table-cell table:number-columns-repeated="2"/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76" calcext:value-type="float">
            <text:p>176</text:p>
          </table:table-cell>
        </table:table-row>
        <table:table-row table:style-name="ro3" table:visibility="collapse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76" calcext:value-type="float">
            <text:p>176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76" calcext:value-type="float">
            <text:p>176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26"/>
        <table:table-column table:style-name="co14" table:number-columns-repeated="2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table:style-name="Default" office:value-type="string" calcext:value-type="string">
            <text:p>Base Amount</text:p>
          </table:table-cell>
          <table:table-cell office:value-type="string" calcext:value-type="string">
            <text:p>Budgeted amount</text:p>
          </table:table-cell>
          <table:table-cell office:value-type="string" calcext:value-type="string">
            <text:p>Percent change</text:p>
          </table:table-cell>
          <table:table-cell office:value-type="string" calcext:value-type="string">
            <text:p>Errors</text:p>
          </table:table-cell>
        </table:table-row>
        <table:table-row table:style-name="ro3">
          <table:table-cell table:formula="of:=IF(ISBLANK([fin2.A15]);&quot;&quot;;[fin2.A15])" office:value-type="string" office:string-value="Repairs and Maintenance" calcext:value-type="string">
            <text:p>Repairs and Maintenance</text:p>
          </table:table-cell>
          <table:table-cell table:formula="of:=IF(ISBLANK([fin2.B15]);&quot;&quot;;[fin2.B15])">
            <text:p/>
          </table:table-cell>
          <table:table-cell table:formula="of:=IF(ISBLANK([fin2.C15]);&quot;&quot;;[fin2.C15])">
            <text:p/>
          </table:table-cell>
          <table:table-cell table:number-columns-repeated="3"/>
        </table:table-row>
        <table:table-row table:style-name="ro3">
          <table:table-cell table:formula="of:=IF(ISBLANK([fin2.A16]);&quot;&quot;;[fin2.A16])">
            <text:p/>
          </table:table-cell>
          <table:table-cell table:formula="of:=IF(ISBLANK([fin2.B16]);&quot;&quot;;[fin2.B16])" office:value-type="string" office:string-value="Foo1" calcext:value-type="string">
            <text:p>Foo1</text:p>
          </table:table-cell>
          <table:table-cell table:formula="of:=IF(ISBLANK([fin2.C16]);&quot;&quot;;[fin2.C16])" office:value-type="float" office:value="6" calcext:value-type="float">
            <text:p>R 6.00</text:p>
          </table:table-cell>
          <table:table-cell table:number-columns-repeated="3"/>
        </table:table-row>
        <table:table-row table:style-name="ro3">
          <table:table-cell table:formula="of:=IF(ISBLANK([fin2.A17]);&quot;&quot;;[fin2.A17])">
            <text:p/>
          </table:table-cell>
          <table:table-cell table:formula="of:=IF(ISBLANK([fin2.B17]);&quot;&quot;;[fin2.B17])" office:value-type="string" office:string-value="Foo2" calcext:value-type="string">
            <text:p>Foo2</text:p>
          </table:table-cell>
          <table:table-cell table:formula="of:=IF(ISBLANK([fin2.C17]);&quot;&quot;;[fin2.C17])" office:value-type="float" office:value="12" calcext:value-type="float">
            <text:p>R 12.00</text:p>
          </table:table-cell>
          <table:table-cell table:number-columns-repeated="3"/>
        </table:table-row>
        <table:table-row table:style-name="ro3">
          <table:table-cell table:formula="of:=IF(ISBLANK([fin2.A18]);&quot;&quot;;[fin2.A18])">
            <text:p/>
          </table:table-cell>
          <table:table-cell table:formula="of:=IF(ISBLANK([fin2.B18]);&quot;&quot;;[fin2.B18])" office:value-type="string" office:string-value="Foo3" calcext:value-type="string">
            <text:p>Foo3</text:p>
          </table:table-cell>
          <table:table-cell table:formula="of:=IF(ISBLANK([fin2.C18]);&quot;&quot;;[fin2.C18])" office:value-type="float" office:value="13" calcext:value-type="float">
            <text:p>R 13.00</text:p>
          </table:table-cell>
          <table:table-cell table:number-columns-repeated="3"/>
        </table:table-row>
        <table:table-row table:style-name="ro3">
          <table:table-cell table:formula="of:=IF(ISBLANK([fin2.A19]);&quot;&quot;;[fin2.A19])">
            <text:p/>
          </table:table-cell>
          <table:table-cell table:formula="of:=IF(ISBLANK([fin2.B19]);&quot;&quot;;[fin2.B19])">
            <text:p/>
          </table:table-cell>
          <table:table-cell table:formula="of:=IF(ISBLANK([fin2.C19]);&quot;&quot;;[fin2.C19])">
            <text:p/>
          </table:table-cell>
          <table:table-cell table:number-columns-repeated="3"/>
        </table:table-row>
        <table:table-row table:style-name="ro3">
          <table:table-cell table:formula="of:=IF(ISBLANK([fin2.A20]);&quot;&quot;;[fin2.A20])" office:value-type="string" office:string-value="Bar" calcext:value-type="string">
            <text:p>Bar</text:p>
          </table:table-cell>
          <table:table-cell table:formula="of:=IF(ISBLANK([fin2.B20]);&quot;&quot;;[fin2.B20])">
            <text:p/>
          </table:table-cell>
          <table:table-cell table:formula="of:=IF(ISBLANK([fin2.C20]);&quot;&quot;;[fin2.C20])">
            <text:p/>
          </table:table-cell>
          <table:table-cell table:number-columns-repeated="3"/>
        </table:table-row>
        <table:table-row table:style-name="ro3">
          <table:table-cell table:formula="of:=IF(ISBLANK([fin2.A21]);&quot;&quot;;[fin2.A21])">
            <text:p/>
          </table:table-cell>
          <table:table-cell table:formula="of:=IF(ISBLANK([fin2.B21]);&quot;&quot;;[fin2.B21])" office:value-type="string" office:string-value="Bar1" calcext:value-type="string">
            <text:p>Bar1</text:p>
          </table:table-cell>
          <table:table-cell table:formula="of:=IF(ISBLANK([fin2.C21]);&quot;&quot;;[fin2.C21])" office:value-type="float" office:value="5" calcext:value-type="float">
            <text:p>R 5.00</text:p>
          </table:table-cell>
          <table:table-cell table:number-columns-repeated="3"/>
        </table:table-row>
        <table:table-row table:style-name="ro3">
          <table:table-cell table:formula="of:=IF(ISBLANK([fin2.A22]);&quot;&quot;;[fin2.A22])">
            <text:p/>
          </table:table-cell>
          <table:table-cell table:formula="of:=IF(ISBLANK([fin2.B22]);&quot;&quot;;[fin2.B22])">
            <text:p/>
          </table:table-cell>
          <table:table-cell table:formula="of:=IF(ISBLANK([fin2.C22]);&quot;&quot;;[fin2.C22])">
            <text:p/>
          </table:table-cell>
          <table:table-cell table:number-columns-repeated="3"/>
        </table:table-row>
        <table:table-row table:style-name="ro3">
          <table:table-cell table:formula="of:=IF(ISBLANK([fin2.A23]);&quot;&quot;;[fin2.A23])" office:value-type="string" office:string-value="Baz" calcext:value-type="string">
            <text:p>Baz</text:p>
          </table:table-cell>
          <table:table-cell table:formula="of:=IF(ISBLANK([fin2.B23]);&quot;&quot;;[fin2.B23])">
            <text:p/>
          </table:table-cell>
          <table:table-cell table:formula="of:=IF(ISBLANK([fin2.C23]);&quot;&quot;;[fin2.C23])">
            <text:p/>
          </table:table-cell>
          <table:table-cell table:number-columns-repeated="3"/>
        </table:table-row>
        <table:table-row table:style-name="ro3">
          <table:table-cell table:formula="of:=IF(ISBLANK([fin2.A24]);&quot;&quot;;[fin2.A24])">
            <text:p/>
          </table:table-cell>
          <table:table-cell table:formula="of:=IF(ISBLANK([fin2.B24]);&quot;&quot;;[fin2.B24])" office:value-type="string" office:string-value="Baz1" calcext:value-type="string">
            <text:p>Baz1</text:p>
          </table:table-cell>
          <table:table-cell table:formula="of:=IF(ISBLANK([fin2.C24]);&quot;&quot;;[fin2.C24])" office:value-type="float" office:value="9" calcext:value-type="float">
            <text:p>R 9.00</text:p>
          </table:table-cell>
          <table:table-cell table:number-columns-repeated="3"/>
        </table:table-row>
        <table:table-row table:style-name="ro3">
          <table:table-cell table:formula="of:=IF(ISBLANK([fin2.A25]);&quot;&quot;;[fin2.A25])">
            <text:p/>
          </table:table-cell>
          <table:table-cell table:formula="of:=IF(ISBLANK([fin2.B25]);&quot;&quot;;[fin2.B25])" office:value-type="string" office:string-value="Baz2" calcext:value-type="string">
            <text:p>Baz2</text:p>
          </table:table-cell>
          <table:table-cell table:formula="of:=IF(ISBLANK([fin2.C25]);&quot;&quot;;[fin2.C25])" office:value-type="float" office:value="45" calcext:value-type="float">
            <text:p>R 45.00</text:p>
          </table:table-cell>
          <table:table-cell table:number-columns-repeated="3"/>
        </table:table-row>
        <table:table-row table:style-name="ro3">
          <table:table-cell table:formula="of:=IF(ISBLANK([fin2.A26]);&quot;&quot;;[fin2.A26])">
            <text:p/>
          </table:table-cell>
          <table:table-cell table:formula="of:=IF(ISBLANK([fin2.B26]);&quot;&quot;;[fin2.B26])" office:value-type="string" office:string-value="Baz3" calcext:value-type="string">
            <text:p>Baz3</text:p>
          </table:table-cell>
          <table:table-cell table:formula="of:=IF(ISBLANK([fin2.C26]);&quot;&quot;;[fin2.C26])" office:value-type="float" office:value="123" calcext:value-type="float">
            <text:p>R 123.00</text:p>
          </table:table-cell>
          <table:table-cell table:number-columns-repeated="3"/>
        </table:table-row>
        <table:table-row table:style-name="ro3">
          <table:table-cell table:formula="of:=IF(ISBLANK([fin2.A27]);&quot;&quot;;[fin2.A27])">
            <text:p/>
          </table:table-cell>
          <table:table-cell table:formula="of:=IF(ISBLANK([fin2.B27]);&quot;&quot;;[fin2.B27])" office:value-type="string" office:string-value="Baz4" calcext:value-type="string">
            <text:p>Baz4</text:p>
          </table:table-cell>
          <table:table-cell table:formula="of:=IF(ISBLANK([fin2.C27]);&quot;&quot;;[fin2.C27])" office:value-type="float" office:value="1" calcext:value-type="float">
            <text:p>R 1.00</text:p>
          </table:table-cell>
          <table:table-cell table:number-columns-repeated="3"/>
        </table:table-row>
        <table:table-row table:style-name="ro3">
          <table:table-cell table:formula="of:=IF(ISBLANK([fin2.A28]);&quot;&quot;;[fin2.A28])">
            <text:p/>
          </table:table-cell>
          <table:table-cell table:formula="of:=IF(ISBLANK([fin2.B28]);&quot;&quot;;[fin2.B28])" office:value-type="string" office:string-value="Baz5" calcext:value-type="string">
            <text:p>Baz5</text:p>
          </table:table-cell>
          <table:table-cell table:formula="of:=IF(ISBLANK([fin2.C28]);&quot;&quot;;[fin2.C28])" office:value-type="float" office:value="44" calcext:value-type="float">
            <text:p>R 44.00</text:p>
          </table:table-cell>
          <table:table-cell table:number-columns-repeated="3"/>
        </table:table-row>
        <table:table-row table:style-name="ro3">
          <table:table-cell table:formula="of:=IF(ISBLANK([fin2.A29]);&quot;&quot;;[fin2.A29])">
            <text:p/>
          </table:table-cell>
          <table:table-cell table:formula="of:=IF(ISBLANK([fin2.B29]);&quot;&quot;;[fin2.B29])">
            <text:p/>
          </table:table-cell>
          <table:table-cell table:formula="of:=IF(ISBLANK([fin2.C29]);&quot;&quot;;[fin2.C29])">
            <text:p/>
          </table:table-cell>
          <table:table-cell table:number-columns-repeated="3"/>
        </table:table-row>
        <table:table-row table:style-name="ro3">
          <table:table-cell table:formula="of:=IF(ISBLANK([fin2.A30]);&quot;&quot;;[fin2.A30])">
            <text:p/>
          </table:table-cell>
          <table:table-cell table:formula="of:=IF(ISBLANK([fin2.B30]);&quot;&quot;;[fin2.B30])">
            <text:p/>
          </table:table-cell>
          <table:table-cell table:formula="of:=IF(ISBLANK([fin2.C30]);&quot;&quot;;[fin2.C30])">
            <text:p/>
          </table:table-cell>
          <table:table-cell table:number-columns-repeated="3"/>
        </table:table-row>
        <table:table-row table:style-name="ro3">
          <table:table-cell table:formula="of:=IF(ISBLANK([fin2.A31]);&quot;&quot;;[fin2.A31])">
            <text:p/>
          </table:table-cell>
          <table:table-cell table:formula="of:=IF(ISBLANK([fin2.B31]);&quot;&quot;;[fin2.B31])">
            <text:p/>
          </table:table-cell>
          <table:table-cell table:formula="of:=IF(ISBLANK([fin2.C31]);&quot;&quot;;[fin2.C31])">
            <text:p/>
          </table:table-cell>
          <table:table-cell table:number-columns-repeated="3"/>
        </table:table-row>
        <table:table-row table:style-name="ro3">
          <table:table-cell table:formula="of:=IF(ISBLANK([fin2.A32]);&quot;&quot;;[fin2.A32])">
            <text:p/>
          </table:table-cell>
          <table:table-cell table:formula="of:=IF(ISBLANK([fin2.B32]);&quot;&quot;;[fin2.B32])">
            <text:p/>
          </table:table-cell>
          <table:table-cell table:formula="of:=IF(ISBLANK([fin2.C32]);&quot;&quot;;[fin2.C32])">
            <text:p/>
          </table:table-cell>
          <table:table-cell table:number-columns-repeated="3"/>
        </table:table-row>
        <table:table-row table:style-name="ro3">
          <table:table-cell table:formula="of:=IF(ISBLANK([fin2.A33]);&quot;&quot;;[fin2.A33])">
            <text:p/>
          </table:table-cell>
          <table:table-cell table:formula="of:=IF(ISBLANK([fin2.B33]);&quot;&quot;;[fin2.B33])">
            <text:p/>
          </table:table-cell>
          <table:table-cell table:formula="of:=IF(ISBLANK([fin2.C33]);&quot;&quot;;[fin2.C33])">
            <text:p/>
          </table:table-cell>
          <table:table-cell table:number-columns-repeated="3"/>
        </table:table-row>
        <table:table-row table:style-name="ro3">
          <table:table-cell table:formula="of:=IF(ISBLANK([fin2.A34]);&quot;&quot;;[fin2.A34])">
            <text:p/>
          </table:table-cell>
          <table:table-cell table:formula="of:=IF(ISBLANK([fin2.B34]);&quot;&quot;;[fin2.B34])">
            <text:p/>
          </table:table-cell>
          <table:table-cell table:formula="of:=IF(ISBLANK([fin2.C34]);&quot;&quot;;[fin2.C34])">
            <text:p/>
          </table:table-cell>
          <table:table-cell table:number-columns-repeated="3"/>
        </table:table-row>
        <table:table-row table:style-name="ro3">
          <table:table-cell table:formula="of:=IF(ISBLANK([fin2.A35]);&quot;&quot;;[fin2.A35])">
            <text:p/>
          </table:table-cell>
          <table:table-cell table:formula="of:=IF(ISBLANK([fin2.B35]);&quot;&quot;;[fin2.B35])">
            <text:p/>
          </table:table-cell>
          <table:table-cell table:formula="of:=IF(ISBLANK([fin2.C35]);&quot;&quot;;[fin2.C35])">
            <text:p/>
          </table:table-cell>
          <table:table-cell table:number-columns-repeated="3"/>
        </table:table-row>
        <table:table-row table:style-name="ro3">
          <table:table-cell table:formula="of:=IF(ISBLANK([fin2.A36]);&quot;&quot;;[fin2.A36])">
            <text:p/>
          </table:table-cell>
          <table:table-cell table:formula="of:=IF(ISBLANK([fin2.B36]);&quot;&quot;;[fin2.B36])">
            <text:p/>
          </table:table-cell>
          <table:table-cell table:formula="of:=IF(ISBLANK([fin2.C36]);&quot;&quot;;[fin2.C36])">
            <text:p/>
          </table:table-cell>
          <table:table-cell table:number-columns-repeated="3"/>
        </table:table-row>
        <table:table-row table:style-name="ro3">
          <table:table-cell table:formula="of:=IF(ISBLANK([fin2.A37]);&quot;&quot;;[fin2.A37])">
            <text:p/>
          </table:table-cell>
          <table:table-cell table:formula="of:=IF(ISBLANK([fin2.B37]);&quot;&quot;;[fin2.B37])">
            <text:p/>
          </table:table-cell>
          <table:table-cell table:formula="of:=IF(ISBLANK([fin2.C37]);&quot;&quot;;[fin2.C37])">
            <text:p/>
          </table:table-cell>
          <table:table-cell table:number-columns-repeated="3"/>
        </table:table-row>
        <table:table-row table:style-name="ro3">
          <table:table-cell table:formula="of:=IF(ISBLANK([fin2.A38]);&quot;&quot;;[fin2.A38])">
            <text:p/>
          </table:table-cell>
          <table:table-cell table:formula="of:=IF(ISBLANK([fin2.B38]);&quot;&quot;;[fin2.B38])">
            <text:p/>
          </table:table-cell>
          <table:table-cell table:formula="of:=IF(ISBLANK([fin2.C38]);&quot;&quot;;[fin2.C38])">
            <text:p/>
          </table:table-cell>
          <table:table-cell table:number-columns-repeated="3"/>
        </table:table-row>
        <table:table-row table:style-name="ro3">
          <table:table-cell table:formula="of:=IF(ISBLANK([fin2.A39]);&quot;&quot;;[fin2.A39])">
            <text:p/>
          </table:table-cell>
          <table:table-cell table:formula="of:=IF(ISBLANK([fin2.B39]);&quot;&quot;;[fin2.B39])">
            <text:p/>
          </table:table-cell>
          <table:table-cell table:formula="of:=IF(ISBLANK([fin2.C39]);&quot;&quot;;[fin2.C39])">
            <text:p/>
          </table:table-cell>
          <table:table-cell table:number-columns-repeated="3"/>
        </table:table-row>
        <table:table-row table:style-name="ro3">
          <table:table-cell table:formula="of:=IF(ISBLANK([fin2.A40]);&quot;&quot;;[fin2.A40])">
            <text:p/>
          </table:table-cell>
          <table:table-cell table:formula="of:=IF(ISBLANK([fin2.B40]);&quot;&quot;;[fin2.B40])">
            <text:p/>
          </table:table-cell>
          <table:table-cell table:formula="of:=IF(ISBLANK([fin2.C40]);&quot;&quot;;[fin2.C40])">
            <text:p/>
          </table:table-cell>
          <table:table-cell table:number-columns-repeated="3"/>
        </table:table-row>
        <table:table-row table:style-name="ro3">
          <table:table-cell table:formula="of:=IF(ISBLANK([fin2.A41]);&quot;&quot;;[fin2.A41])">
            <text:p/>
          </table:table-cell>
          <table:table-cell table:formula="of:=IF(ISBLANK([fin2.B41]);&quot;&quot;;[fin2.B41])">
            <text:p/>
          </table:table-cell>
          <table:table-cell table:formula="of:=IF(ISBLANK([fin2.C41]);&quot;&quot;;[fin2.C41])">
            <text:p/>
          </table:table-cell>
          <table:table-cell table:number-columns-repeated="3"/>
        </table:table-row>
        <table:table-row table:style-name="ro3">
          <table:table-cell table:formula="of:=IF(ISBLANK([fin2.A42]);&quot;&quot;;[fin2.A42])">
            <text:p/>
          </table:table-cell>
          <table:table-cell table:formula="of:=IF(ISBLANK([fin2.B42]);&quot;&quot;;[fin2.B42])">
            <text:p/>
          </table:table-cell>
          <table:table-cell table:formula="of:=IF(ISBLANK([fin2.C42]);&quot;&quot;;[fin2.C42])">
            <text:p/>
          </table:table-cell>
          <table:table-cell table:number-columns-repeated="3"/>
        </table:table-row>
        <table:table-row table:style-name="ro3">
          <table:table-cell table:formula="of:=IF(ISBLANK([fin2.A43]);&quot;&quot;;[fin2.A43])">
            <text:p/>
          </table:table-cell>
          <table:table-cell table:formula="of:=IF(ISBLANK([fin2.B43]);&quot;&quot;;[fin2.B43])">
            <text:p/>
          </table:table-cell>
          <table:table-cell table:formula="of:=IF(ISBLANK([fin2.C43]);&quot;&quot;;[fin2.C43])">
            <text:p/>
          </table:table-cell>
          <table:table-cell table:number-columns-repeated="3"/>
        </table:table-row>
        <table:table-row table:style-name="ro3">
          <table:table-cell table:formula="of:=IF(ISBLANK([fin2.A44]);&quot;&quot;;[fin2.A44])">
            <text:p/>
          </table:table-cell>
          <table:table-cell table:formula="of:=IF(ISBLANK([fin2.B44]);&quot;&quot;;[fin2.B44])">
            <text:p/>
          </table:table-cell>
          <table:table-cell table:formula="of:=IF(ISBLANK([fin2.C44]);&quot;&quot;;[fin2.C44])">
            <text:p/>
          </table:table-cell>
          <table:table-cell table:number-columns-repeated="3"/>
        </table:table-row>
        <table:table-row table:style-name="ro3">
          <table:table-cell table:formula="of:=IF(ISBLANK([fin2.A45]);&quot;&quot;;[fin2.A45])">
            <text:p/>
          </table:table-cell>
          <table:table-cell table:formula="of:=IF(ISBLANK([fin2.B45]);&quot;&quot;;[fin2.B45])">
            <text:p/>
          </table:table-cell>
          <table:table-cell table:formula="of:=IF(ISBLANK([fin2.C45]);&quot;&quot;;[fin2.C45])">
            <text:p/>
          </table:table-cell>
          <table:table-cell table:number-columns-repeated="3"/>
        </table:table-row>
        <table:table-row table:style-name="ro3">
          <table:table-cell table:formula="of:=IF(ISBLANK([fin2.A46]);&quot;&quot;;[fin2.A46])">
            <text:p/>
          </table:table-cell>
          <table:table-cell table:formula="of:=IF(ISBLANK([fin2.B46]);&quot;&quot;;[fin2.B46])">
            <text:p/>
          </table:table-cell>
          <table:table-cell table:formula="of:=IF(ISBLANK([fin2.C46]);&quot;&quot;;[fin2.C46])">
            <text:p/>
          </table:table-cell>
          <table:table-cell table:number-columns-repeated="3"/>
        </table:table-row>
        <table:table-row table:style-name="ro3">
          <table:table-cell table:formula="of:=IF(ISBLANK([fin2.A47]);&quot;&quot;;[fin2.A47])">
            <text:p/>
          </table:table-cell>
          <table:table-cell table:formula="of:=IF(ISBLANK([fin2.B47]);&quot;&quot;;[fin2.B47])">
            <text:p/>
          </table:table-cell>
          <table:table-cell table:formula="of:=IF(ISBLANK([fin2.C47]);&quot;&quot;;[fin2.C47])">
            <text:p/>
          </table:table-cell>
          <table:table-cell table:number-columns-repeated="3"/>
        </table:table-row>
        <table:table-row table:style-name="ro3">
          <table:table-cell table:formula="of:=IF(ISBLANK([fin2.A48]);&quot;&quot;;[fin2.A48])">
            <text:p/>
          </table:table-cell>
          <table:table-cell table:formula="of:=IF(ISBLANK([fin2.B48]);&quot;&quot;;[fin2.B48])">
            <text:p/>
          </table:table-cell>
          <table:table-cell table:formula="of:=IF(ISBLANK([fin2.C48]);&quot;&quot;;[fin2.C48])">
            <text:p/>
          </table:table-cell>
          <table:table-cell table:number-columns-repeated="3"/>
        </table:table-row>
        <table:table-row table:style-name="ro3">
          <table:table-cell table:formula="of:=IF(ISBLANK([fin2.A49]);&quot;&quot;;[fin2.A49])">
            <text:p/>
          </table:table-cell>
          <table:table-cell table:formula="of:=IF(ISBLANK([fin2.B49]);&quot;&quot;;[fin2.B49])">
            <text:p/>
          </table:table-cell>
          <table:table-cell table:formula="of:=IF(ISBLANK([fin2.C49]);&quot;&quot;;[fin2.C49])">
            <text:p/>
          </table:table-cell>
          <table:table-cell table:number-columns-repeated="3"/>
        </table:table-row>
        <table:table-row table:style-name="ro3">
          <table:table-cell table:formula="of:=IF(ISBLANK([fin2.A50]);&quot;&quot;;[fin2.A50])">
            <text:p/>
          </table:table-cell>
          <table:table-cell table:formula="of:=IF(ISBLANK([fin2.B50]);&quot;&quot;;[fin2.B50])">
            <text:p/>
          </table:table-cell>
          <table:table-cell table:formula="of:=IF(ISBLANK([fin2.C50]);&quot;&quot;;[fin2.C50])">
            <text:p/>
          </table:table-cell>
          <table:table-cell table:number-columns-repeated="3"/>
        </table:table-row>
        <table:table-row table:style-name="ro3">
          <table:table-cell table:formula="of:=IF(ISBLANK([fin2.A51]);&quot;&quot;;[fin2.A51])">
            <text:p/>
          </table:table-cell>
          <table:table-cell table:formula="of:=IF(ISBLANK([fin2.B51]);&quot;&quot;;[fin2.B51])">
            <text:p/>
          </table:table-cell>
          <table:table-cell table:formula="of:=IF(ISBLANK([fin2.C51]);&quot;&quot;;[fin2.C51])">
            <text:p/>
          </table:table-cell>
          <table:table-cell table:number-columns-repeated="3"/>
        </table:table-row>
        <table:table-row table:style-name="ro3">
          <table:table-cell table:formula="of:=IF(ISBLANK([fin2.A52]);&quot;&quot;;[fin2.A52])">
            <text:p/>
          </table:table-cell>
          <table:table-cell table:formula="of:=IF(ISBLANK([fin2.B52]);&quot;&quot;;[fin2.B52])">
            <text:p/>
          </table:table-cell>
          <table:table-cell table:formula="of:=IF(ISBLANK([fin2.C52]);&quot;&quot;;[fin2.C52])">
            <text:p/>
          </table:table-cell>
          <table:table-cell table:number-columns-repeated="3"/>
        </table:table-row>
        <table:table-row table:style-name="ro3">
          <table:table-cell table:formula="of:=IF(ISBLANK([fin2.A53]);&quot;&quot;;[fin2.A53])">
            <text:p/>
          </table:table-cell>
          <table:table-cell table:formula="of:=IF(ISBLANK([fin2.B53]);&quot;&quot;;[fin2.B53])">
            <text:p/>
          </table:table-cell>
          <table:table-cell table:formula="of:=IF(ISBLANK([fin2.C53]);&quot;&quot;;[fin2.C53])">
            <text:p/>
          </table:table-cell>
          <table:table-cell table:number-columns-repeated="3"/>
        </table:table-row>
        <table:table-row table:style-name="ro3">
          <table:table-cell table:formula="of:=IF(ISBLANK([fin2.A54]);&quot;&quot;;[fin2.A54])">
            <text:p/>
          </table:table-cell>
          <table:table-cell table:formula="of:=IF(ISBLANK([fin2.B54]);&quot;&quot;;[fin2.B54])">
            <text:p/>
          </table:table-cell>
          <table:table-cell table:formula="of:=IF(ISBLANK([fin2.C54]);&quot;&quot;;[fin2.C54])">
            <text:p/>
          </table:table-cell>
          <table:table-cell table:number-columns-repeated="3"/>
        </table:table-row>
        <table:table-row table:style-name="ro3">
          <table:table-cell table:formula="of:=IF(ISBLANK([fin2.A55]);&quot;&quot;;[fin2.A55])">
            <text:p/>
          </table:table-cell>
          <table:table-cell table:formula="of:=IF(ISBLANK([fin2.B55]);&quot;&quot;;[fin2.B55])">
            <text:p/>
          </table:table-cell>
          <table:table-cell table:formula="of:=IF(ISBLANK([fin2.C55]);&quot;&quot;;[fin2.C55])">
            <text:p/>
          </table:table-cell>
          <table:table-cell table:number-columns-repeated="3"/>
        </table:table-row>
        <table:table-row table:style-name="ro3">
          <table:table-cell table:formula="of:=IF(ISBLANK([fin2.A56]);&quot;&quot;;[fin2.A56])">
            <text:p/>
          </table:table-cell>
          <table:table-cell table:formula="of:=IF(ISBLANK([fin2.B56]);&quot;&quot;;[fin2.B56])">
            <text:p/>
          </table:table-cell>
          <table:table-cell table:formula="of:=IF(ISBLANK([fin2.C56]);&quot;&quot;;[fin2.C56])">
            <text:p/>
          </table:table-cell>
          <table:table-cell table:number-columns-repeated="3"/>
        </table:table-row>
        <table:table-row table:style-name="ro3">
          <table:table-cell table:formula="of:=IF(ISBLANK([fin2.A57]);&quot;&quot;;[fin2.A57])">
            <text:p/>
          </table:table-cell>
          <table:table-cell table:formula="of:=IF(ISBLANK([fin2.B57]);&quot;&quot;;[fin2.B57])">
            <text:p/>
          </table:table-cell>
          <table:table-cell table:formula="of:=IF(ISBLANK([fin2.C57]);&quot;&quot;;[fin2.C57])">
            <text:p/>
          </table:table-cell>
          <table:table-cell table:number-columns-repeated="3"/>
        </table:table-row>
        <table:table-row table:style-name="ro3">
          <table:table-cell table:formula="of:=IF(ISBLANK([fin2.A58]);&quot;&quot;;[fin2.A58])">
            <text:p/>
          </table:table-cell>
          <table:table-cell table:formula="of:=IF(ISBLANK([fin2.B58]);&quot;&quot;;[fin2.B58])">
            <text:p/>
          </table:table-cell>
          <table:table-cell table:formula="of:=IF(ISBLANK([fin2.C58]);&quot;&quot;;[fin2.C58])">
            <text:p/>
          </table:table-cell>
          <table:table-cell table:number-columns-repeated="3"/>
        </table:table-row>
        <table:table-row table:style-name="ro3">
          <table:table-cell table:formula="of:=IF(ISBLANK([fin2.A59]);&quot;&quot;;[fin2.A59])">
            <text:p/>
          </table:table-cell>
          <table:table-cell table:formula="of:=IF(ISBLANK([fin2.B59]);&quot;&quot;;[fin2.B59])">
            <text:p/>
          </table:table-cell>
          <table:table-cell table:formula="of:=IF(ISBLANK([fin2.C59]);&quot;&quot;;[fin2.C59])">
            <text:p/>
          </table:table-cell>
          <table:table-cell table:number-columns-repeated="3"/>
        </table:table-row>
        <table:table-row table:style-name="ro3">
          <table:table-cell table:formula="of:=IF(ISBLANK([fin2.A60]);&quot;&quot;;[fin2.A60])">
            <text:p/>
          </table:table-cell>
          <table:table-cell table:formula="of:=IF(ISBLANK([fin2.B60]);&quot;&quot;;[fin2.B60])">
            <text:p/>
          </table:table-cell>
          <table:table-cell table:formula="of:=IF(ISBLANK([fin2.C60]);&quot;&quot;;[fin2.C60])">
            <text:p/>
          </table:table-cell>
          <table:table-cell table:number-columns-repeated="3"/>
        </table:table-row>
        <table:table-row table:style-name="ro3">
          <table:table-cell table:formula="of:=IF(ISBLANK([fin2.A61]);&quot;&quot;;[fin2.A61])">
            <text:p/>
          </table:table-cell>
          <table:table-cell table:formula="of:=IF(ISBLANK([fin2.B61]);&quot;&quot;;[fin2.B61])">
            <text:p/>
          </table:table-cell>
          <table:table-cell table:formula="of:=IF(ISBLANK([fin2.C61]);&quot;&quot;;[fin2.C61])">
            <text:p/>
          </table:table-cell>
          <table:table-cell table:number-columns-repeated="3"/>
        </table:table-row>
        <table:table-row table:style-name="ro3">
          <table:table-cell table:formula="of:=IF(ISBLANK([fin2.A62]);&quot;&quot;;[fin2.A62])">
            <text:p/>
          </table:table-cell>
          <table:table-cell table:formula="of:=IF(ISBLANK([fin2.B62]);&quot;&quot;;[fin2.B62])">
            <text:p/>
          </table:table-cell>
          <table:table-cell table:formula="of:=IF(ISBLANK([fin2.C62]);&quot;&quot;;[fin2.C62])">
            <text:p/>
          </table:table-cell>
          <table:table-cell table:number-columns-repeated="3"/>
        </table:table-row>
        <table:table-row table:style-name="ro3">
          <table:table-cell table:formula="of:=IF(ISBLANK([fin2.A63]);&quot;&quot;;[fin2.A63])">
            <text:p/>
          </table:table-cell>
          <table:table-cell table:formula="of:=IF(ISBLANK([fin2.B63]);&quot;&quot;;[fin2.B63])">
            <text:p/>
          </table:table-cell>
          <table:table-cell table:formula="of:=IF(ISBLANK([fin2.C63]);&quot;&quot;;[fin2.C63])">
            <text:p/>
          </table:table-cell>
          <table:table-cell table:number-columns-repeated="3"/>
        </table:table-row>
        <table:table-row table:style-name="ro3">
          <table:table-cell table:formula="of:=IF(ISBLANK([fin2.A64]);&quot;&quot;;[fin2.A64])">
            <text:p/>
          </table:table-cell>
          <table:table-cell table:formula="of:=IF(ISBLANK([fin2.B64]);&quot;&quot;;[fin2.B64])">
            <text:p/>
          </table:table-cell>
          <table:table-cell table:formula="of:=IF(ISBLANK([fin2.C64]);&quot;&quot;;[fin2.C64])">
            <text:p/>
          </table:table-cell>
          <table:table-cell table:number-columns-repeated="3"/>
        </table:table-row>
        <table:table-row table:style-name="ro3">
          <table:table-cell table:formula="of:=IF(ISBLANK([fin2.A65]);&quot;&quot;;[fin2.A65])">
            <text:p/>
          </table:table-cell>
          <table:table-cell table:formula="of:=IF(ISBLANK([fin2.B65]);&quot;&quot;;[fin2.B65])">
            <text:p/>
          </table:table-cell>
          <table:table-cell table:formula="of:=IF(ISBLANK([fin2.C65]);&quot;&quot;;[fin2.C65])">
            <text:p/>
          </table:table-cell>
          <table:table-cell table:number-columns-repeated="3"/>
        </table:table-row>
        <table:table-row table:style-name="ro3">
          <table:table-cell table:formula="of:=IF(ISBLANK([fin2.A66]);&quot;&quot;;[fin2.A66])">
            <text:p/>
          </table:table-cell>
          <table:table-cell table:formula="of:=IF(ISBLANK([fin2.B66]);&quot;&quot;;[fin2.B66])">
            <text:p/>
          </table:table-cell>
          <table:table-cell table:formula="of:=IF(ISBLANK([fin2.C66]);&quot;&quot;;[fin2.C66])">
            <text:p/>
          </table:table-cell>
          <table:table-cell table:number-columns-repeated="3"/>
        </table:table-row>
        <table:table-row table:style-name="ro3">
          <table:table-cell table:formula="of:=IF(ISBLANK([fin2.A67]);&quot;&quot;;[fin2.A67])">
            <text:p/>
          </table:table-cell>
          <table:table-cell table:formula="of:=IF(ISBLANK([fin2.B67]);&quot;&quot;;[fin2.B67])">
            <text:p/>
          </table:table-cell>
          <table:table-cell table:formula="of:=IF(ISBLANK([fin2.C67]);&quot;&quot;;[fin2.C67])">
            <text:p/>
          </table:table-cell>
          <table:table-cell table:number-columns-repeated="3"/>
        </table:table-row>
        <table:table-row table:style-name="ro3">
          <table:table-cell table:formula="of:=IF(ISBLANK([fin2.A68]);&quot;&quot;;[fin2.A68])">
            <text:p/>
          </table:table-cell>
          <table:table-cell table:formula="of:=IF(ISBLANK([fin2.B68]);&quot;&quot;;[fin2.B68])">
            <text:p/>
          </table:table-cell>
          <table:table-cell table:formula="of:=IF(ISBLANK([fin2.C68]);&quot;&quot;;[fin2.C68])">
            <text:p/>
          </table:table-cell>
          <table:table-cell table:number-columns-repeated="3"/>
        </table:table-row>
        <table:table-row table:style-name="ro3">
          <table:table-cell table:formula="of:=IF(ISBLANK([fin2.A69]);&quot;&quot;;[fin2.A69])">
            <text:p/>
          </table:table-cell>
          <table:table-cell table:formula="of:=IF(ISBLANK([fin2.B69]);&quot;&quot;;[fin2.B69])">
            <text:p/>
          </table:table-cell>
          <table:table-cell table:formula="of:=IF(ISBLANK([fin2.C69]);&quot;&quot;;[fin2.C69])">
            <text:p/>
          </table:table-cell>
          <table:table-cell table:number-columns-repeated="3"/>
        </table:table-row>
        <table:table-row table:style-name="ro3">
          <table:table-cell table:formula="of:=IF(ISBLANK([fin2.A70]);&quot;&quot;;[fin2.A70])">
            <text:p/>
          </table:table-cell>
          <table:table-cell table:formula="of:=IF(ISBLANK([fin2.B70]);&quot;&quot;;[fin2.B70])">
            <text:p/>
          </table:table-cell>
          <table:table-cell table:formula="of:=IF(ISBLANK([fin2.C70]);&quot;&quot;;[fin2.C70])">
            <text:p/>
          </table:table-cell>
          <table:table-cell table:number-columns-repeated="3"/>
        </table:table-row>
        <table:table-row table:style-name="ro3">
          <table:table-cell table:formula="of:=IF(ISBLANK([fin2.A71]);&quot;&quot;;[fin2.A71])">
            <text:p/>
          </table:table-cell>
          <table:table-cell table:formula="of:=IF(ISBLANK([fin2.B71]);&quot;&quot;;[fin2.B71])">
            <text:p/>
          </table:table-cell>
          <table:table-cell table:formula="of:=IF(ISBLANK([fin2.C71]);&quot;&quot;;[fin2.C71])">
            <text:p/>
          </table:table-cell>
          <table:table-cell table:number-columns-repeated="3"/>
        </table:table-row>
        <table:table-row table:style-name="ro3">
          <table:table-cell table:formula="of:=IF(ISBLANK([fin2.A72]);&quot;&quot;;[fin2.A72])">
            <text:p/>
          </table:table-cell>
          <table:table-cell table:formula="of:=IF(ISBLANK([fin2.B72]);&quot;&quot;;[fin2.B72])">
            <text:p/>
          </table:table-cell>
          <table:table-cell table:formula="of:=IF(ISBLANK([fin2.C72]);&quot;&quot;;[fin2.C72])">
            <text:p/>
          </table:table-cell>
          <table:table-cell table:number-columns-repeated="3"/>
        </table:table-row>
        <table:table-row table:style-name="ro3">
          <table:table-cell table:formula="of:=IF(ISBLANK([fin2.A73]);&quot;&quot;;[fin2.A73])">
            <text:p/>
          </table:table-cell>
          <table:table-cell table:formula="of:=IF(ISBLANK([fin2.B73]);&quot;&quot;;[fin2.B73])">
            <text:p/>
          </table:table-cell>
          <table:table-cell table:formula="of:=IF(ISBLANK([fin2.C73]);&quot;&quot;;[fin2.C73])">
            <text:p/>
          </table:table-cell>
          <table:table-cell table:number-columns-repeated="3"/>
        </table:table-row>
        <table:table-row table:style-name="ro3">
          <table:table-cell table:formula="of:=IF(ISBLANK([fin2.A74]);&quot;&quot;;[fin2.A74])">
            <text:p/>
          </table:table-cell>
          <table:table-cell table:formula="of:=IF(ISBLANK([fin2.B74]);&quot;&quot;;[fin2.B74])">
            <text:p/>
          </table:table-cell>
          <table:table-cell table:formula="of:=IF(ISBLANK([fin2.C74]);&quot;&quot;;[fin2.C74])" office:value-type="float" office:value="0" calcext:value-type="float">
            <text:p/>
          </table:table-cell>
          <table:table-cell table:number-columns-repeated="3"/>
        </table:table-row>
        <table:table-row table:style-name="ro3">
          <table:table-cell office:value-type="string" calcext:value-type="string">
            <text:p>total</text:p>
          </table:table-cell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currency-style style:name="N14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1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1">
      <number:text/>
      <style:map style:condition="value()&gt;0" style:apply-style-name="N141P0"/>
      <style:map style:condition="value()&lt;0" style:apply-style-name="N141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4:40:21.728564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5T14:50:13.258243698</dc:date>
    <meta:editing-duration>PT5H29M26S</meta:editing-duration>
    <meta:editing-cycles>16</meta:editing-cycles>
    <meta:generator>LibreOffice/5.0.6.2$Linux_X86_64 LibreOffice_project/00$Build-2</meta:generator>
    <meta:document-statistic meta:table-count="5" meta:cell-count="1584" meta:object-count="0"/>
  </office:meta>
</office:document-meta>
</file>